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standard,0.0,False</text:p>
          </table:table-cell>
          <table:table-cell office:value-type="string">
            <text:p>uniform-l0-impulse,0.01,True</text:p>
          </table:table-cell>
          <table:table-cell office:value-type="string">
            <text:p>uniform-l0-impulse,0.03,True</text:p>
          </table:table-cell>
          <table:table-cell office:value-type="string">
            <text:p>uniform-l0.5,75000.0,False</text:p>
          </table:table-cell>
          <table:table-cell office:value-type="string">
            <text:p>uniform-l0.5,150000.0,False</text:p>
          </table:table-cell>
          <table:table-cell office:value-type="string">
            <text:p>uniform-l1,50.0,False</text:p>
          </table:table-cell>
          <table:table-cell office:value-type="string">
            <text:p>uniform-l1,100.0,False</text:p>
          </table:table-cell>
          <table:table-cell office:value-type="string">
            <text:p>uniform-l2,1.0,False</text:p>
          </table:table-cell>
          <table:table-cell office:value-type="string">
            <text:p>uniform-l2,2.5,False</text:p>
          </table:table-cell>
          <table:table-cell office:value-type="string">
            <text:p>uniform-l50,0.03,False</text:p>
          </table:table-cell>
          <table:table-cell office:value-type="string">
            <text:p>uniform-l50,0.08,False</text:p>
          </table:table-cell>
          <table:table-cell office:value-type="string">
            <text:p>uniform-linf,0.02,False</text:p>
          </table:table-cell>
          <table:table-cell office:value-type="string">
            <text:p>uniform-linf,0.04,False</text:p>
          </table:table-cell>
        </table:table-row>
        <table:table-row table:style-name="ro1">
          <table:table-cell office:value-type="string">
            <text:p>Standard_Acc</text:p>
          </table:table-cell>
          <table:table-cell office:value-type="float" office:value="76.79">
            <text:p>76,79</text:p>
          </table:table-cell>
          <table:table-cell office:value-type="float" office:value="75.92">
            <text:p>75,92</text:p>
          </table:table-cell>
          <table:table-cell office:value-type="float" office:value="76.38">
            <text:p>76,38</text:p>
          </table:table-cell>
          <table:table-cell office:value-type="float" office:value="74.14">
            <text:p>74,14</text:p>
          </table:table-cell>
          <table:table-cell office:value-type="float" office:value="73.65">
            <text:p>73,65</text:p>
          </table:table-cell>
          <table:table-cell office:value-type="float" office:value="74.32">
            <text:p>74,32</text:p>
          </table:table-cell>
          <table:table-cell office:value-type="float" office:value="70.88">
            <text:p>70,88</text:p>
          </table:table-cell>
          <table:table-cell office:value-type="float" office:value="75.23">
            <text:p>75,23</text:p>
          </table:table-cell>
          <table:table-cell office:value-type="float" office:value="71.02">
            <text:p>71,02</text:p>
          </table:table-cell>
          <table:table-cell office:value-type="float" office:value="75.18">
            <text:p>75,18</text:p>
          </table:table-cell>
          <table:table-cell office:value-type="float" office:value="71.05">
            <text:p>71,05</text:p>
          </table:table-cell>
          <table:table-cell office:value-type="float" office:value="74.95">
            <text:p>74,95</text:p>
          </table:table-cell>
          <table:table-cell office:value-type="float" office:value="71.11">
            <text:p>71,11</text:p>
          </table:table-cell>
        </table:table-row>
        <table:table-row table:style-name="ro2">
          <table:table-cell office:value-type="string">
            <text:p>RMSCE</text:p>
          </table:table-cell>
          <table:table-cell office:value-type="float" office:value="0.131">
            <text:p>0,131</text:p>
          </table:table-cell>
          <table:table-cell office:value-type="float" office:value="0.1412">
            <text:p>0,1412</text:p>
          </table:table-cell>
          <table:table-cell office:value-type="float" office:value="0.1373">
            <text:p>0,1373</text:p>
          </table:table-cell>
          <table:table-cell office:value-type="float" office:value="0.1529">
            <text:p>0,1529</text:p>
          </table:table-cell>
          <table:table-cell office:value-type="float" office:value="0.1555">
            <text:p>0,1555</text:p>
          </table:table-cell>
          <table:table-cell office:value-type="float" office:value="0.1474">
            <text:p>0,1474</text:p>
          </table:table-cell>
          <table:table-cell office:value-type="float" office:value="0.1658">
            <text:p>0,1658</text:p>
          </table:table-cell>
          <table:table-cell office:value-type="float" office:value="0.1392">
            <text:p>0,1392</text:p>
          </table:table-cell>
          <table:table-cell office:value-type="float" office:value="0.161">
            <text:p>0,161</text:p>
          </table:table-cell>
          <table:table-cell office:value-type="float" office:value="0.1471">
            <text:p>0,1471</text:p>
          </table:table-cell>
          <table:table-cell office:value-type="float" office:value="0.1669">
            <text:p>0,1669</text:p>
          </table:table-cell>
          <table:table-cell office:value-type="float" office:value="0.1512">
            <text:p>0,1512</text:p>
          </table:table-cell>
          <table:table-cell office:value-type="float" office:value="0.1734">
            <text:p>0,1734</text:p>
          </table:table-cell>
        </table:table-row>
        <table:table-row table:style-name="ro1">
          <table:table-cell office:value-type="string">
            <text:p>gaussian_noise</text:p>
          </table:table-cell>
          <table:table-cell office:value-type="float" office:value="23.186">
            <text:p>23,186</text:p>
          </table:table-cell>
          <table:table-cell office:value-type="float" office:value="31.486">
            <text:p>31,486</text:p>
          </table:table-cell>
          <table:table-cell office:value-type="float" office:value="27.354">
            <text:p>27,354</text:p>
          </table:table-cell>
          <table:table-cell office:value-type="float" office:value="38.506">
            <text:p>38,506</text:p>
          </table:table-cell>
          <table:table-cell office:value-type="float" office:value="52.212">
            <text:p>52,212</text:p>
          </table:table-cell>
          <table:table-cell office:value-type="float" office:value="37.7">
            <text:p>37,7</text:p>
          </table:table-cell>
          <table:table-cell office:value-type="float" office:value="57.438">
            <text:p>57,438</text:p>
          </table:table-cell>
          <table:table-cell office:value-type="float" office:value="34.314">
            <text:p>34,314</text:p>
          </table:table-cell>
          <table:table-cell office:value-type="float" office:value="55.876">
            <text:p>55,876</text:p>
          </table:table-cell>
          <table:table-cell office:value-type="float" office:value="33.642">
            <text:p>33,642</text:p>
          </table:table-cell>
          <table:table-cell office:value-type="float" office:value="52.748">
            <text:p>52,748</text:p>
          </table:table-cell>
          <table:table-cell office:value-type="float" office:value="34.44">
            <text:p>34,44</text:p>
          </table:table-cell>
          <table:table-cell office:value-type="float" office:value="50.26">
            <text:p>50,26</text:p>
          </table:table-cell>
        </table:table-row>
        <table:table-row table:style-name="ro1">
          <table:table-cell office:value-type="string">
            <text:p>shot_noise</text:p>
          </table:table-cell>
          <table:table-cell office:value-type="float" office:value="31.312">
            <text:p>31,312</text:p>
          </table:table-cell>
          <table:table-cell office:value-type="float" office:value="39.238">
            <text:p>39,238</text:p>
          </table:table-cell>
          <table:table-cell office:value-type="float" office:value="34.57">
            <text:p>34,57</text:p>
          </table:table-cell>
          <table:table-cell office:value-type="float" office:value="48.062">
            <text:p>48,062</text:p>
          </table:table-cell>
          <table:table-cell office:value-type="float" office:value="59.25">
            <text:p>59,25</text:p>
          </table:table-cell>
          <table:table-cell office:value-type="float" office:value="47.47">
            <text:p>47,47</text:p>
          </table:table-cell>
          <table:table-cell office:value-type="float" office:value="62.364">
            <text:p>62,364</text:p>
          </table:table-cell>
          <table:table-cell office:value-type="float" office:value="44.14">
            <text:p>44,14</text:p>
          </table:table-cell>
          <table:table-cell office:value-type="float" office:value="61.092">
            <text:p>61,092</text:p>
          </table:table-cell>
          <table:table-cell office:value-type="float" office:value="43.69">
            <text:p>43,69</text:p>
          </table:table-cell>
          <table:table-cell office:value-type="float" office:value="58.914">
            <text:p>58,914</text:p>
          </table:table-cell>
          <table:table-cell office:value-type="float" office:value="44.682">
            <text:p>44,682</text:p>
          </table:table-cell>
          <table:table-cell office:value-type="float" office:value="56.778">
            <text:p>56,778</text:p>
          </table:table-cell>
        </table:table-row>
        <table:table-row table:style-name="ro1">
          <table:table-cell office:value-type="string">
            <text:p>impulse_noise</text:p>
          </table:table-cell>
          <table:table-cell office:value-type="float" office:value="29.84">
            <text:p>29,84</text:p>
          </table:table-cell>
          <table:table-cell office:value-type="float" office:value="74.722">
            <text:p>74,722</text:p>
          </table:table-cell>
          <table:table-cell office:value-type="float" office:value="75.916">
            <text:p>75,916</text:p>
          </table:table-cell>
          <table:table-cell office:value-type="float" office:value="42.33">
            <text:p>42,33</text:p>
          </table:table-cell>
          <table:table-cell office:value-type="float" office:value="71.978">
            <text:p>71,978</text:p>
          </table:table-cell>
          <table:table-cell office:value-type="float" office:value="36.01">
            <text:p>36,01</text:p>
          </table:table-cell>
          <table:table-cell office:value-type="float" office:value="46.636">
            <text:p>46,636</text:p>
          </table:table-cell>
          <table:table-cell office:value-type="float" office:value="32.864">
            <text:p>32,864</text:p>
          </table:table-cell>
          <table:table-cell office:value-type="float" office:value="38.92">
            <text:p>38,92</text:p>
          </table:table-cell>
          <table:table-cell office:value-type="float" office:value="32.484">
            <text:p>32,484</text:p>
          </table:table-cell>
          <table:table-cell office:value-type="float" office:value="37.426">
            <text:p>37,426</text:p>
          </table:table-cell>
          <table:table-cell office:value-type="float" office:value="33.844">
            <text:p>33,844</text:p>
          </table:table-cell>
          <table:table-cell office:value-type="float" office:value="37.048">
            <text:p>37,048</text:p>
          </table:table-cell>
        </table:table-row>
        <table:table-row table:style-name="ro1">
          <table:table-cell office:value-type="string">
            <text:p>defocus_blur</text:p>
          </table:table-cell>
          <table:table-cell office:value-type="float" office:value="59.316">
            <text:p>59,316</text:p>
          </table:table-cell>
          <table:table-cell office:value-type="float" office:value="58.276">
            <text:p>58,276</text:p>
          </table:table-cell>
          <table:table-cell office:value-type="float" office:value="59.446">
            <text:p>59,446</text:p>
          </table:table-cell>
          <table:table-cell office:value-type="float" office:value="54.554">
            <text:p>54,554</text:p>
          </table:table-cell>
          <table:table-cell office:value-type="float" office:value="56.916">
            <text:p>56,916</text:p>
          </table:table-cell>
          <table:table-cell office:value-type="float" office:value="55.814">
            <text:p>55,814</text:p>
          </table:table-cell>
          <table:table-cell office:value-type="float" office:value="53.412">
            <text:p>53,412</text:p>
          </table:table-cell>
          <table:table-cell office:value-type="float" office:value="55.89">
            <text:p>55,89</text:p>
          </table:table-cell>
          <table:table-cell office:value-type="float" office:value="53.752">
            <text:p>53,752</text:p>
          </table:table-cell>
          <table:table-cell office:value-type="float" office:value="57.164">
            <text:p>57,164</text:p>
          </table:table-cell>
          <table:table-cell office:value-type="float" office:value="52.758">
            <text:p>52,758</text:p>
          </table:table-cell>
          <table:table-cell office:value-type="float" office:value="56.3">
            <text:p>56,3</text:p>
          </table:table-cell>
          <table:table-cell office:value-type="float" office:value="52.674">
            <text:p>52,674</text:p>
          </table:table-cell>
        </table:table-row>
        <table:table-row table:style-name="ro1">
          <table:table-cell office:value-type="string">
            <text:p>glass_blur</text:p>
          </table:table-cell>
          <table:table-cell office:value-type="float" office:value="20.834">
            <text:p>20,834</text:p>
          </table:table-cell>
          <table:table-cell office:value-type="float" office:value="23.956">
            <text:p>23,956</text:p>
          </table:table-cell>
          <table:table-cell office:value-type="float" office:value="24.288">
            <text:p>24,288</text:p>
          </table:table-cell>
          <table:table-cell office:value-type="float" office:value="31.502">
            <text:p>31,502</text:p>
          </table:table-cell>
          <table:table-cell office:value-type="float" office:value="39.224">
            <text:p>39,224</text:p>
          </table:table-cell>
          <table:table-cell office:value-type="float" office:value="34.716">
            <text:p>34,716</text:p>
          </table:table-cell>
          <table:table-cell office:value-type="float" office:value="46.828">
            <text:p>46,828</text:p>
          </table:table-cell>
          <table:table-cell office:value-type="float" office:value="29.65">
            <text:p>29,65</text:p>
          </table:table-cell>
          <table:table-cell office:value-type="float" office:value="45.742">
            <text:p>45,742</text:p>
          </table:table-cell>
          <table:table-cell office:value-type="float" office:value="28.394">
            <text:p>28,394</text:p>
          </table:table-cell>
          <table:table-cell office:value-type="float" office:value="43.462">
            <text:p>43,462</text:p>
          </table:table-cell>
          <table:table-cell office:value-type="float" office:value="28.99">
            <text:p>28,99</text:p>
          </table:table-cell>
          <table:table-cell office:value-type="float" office:value="41.28">
            <text:p>41,28</text:p>
          </table:table-cell>
        </table:table-row>
        <table:table-row table:style-name="ro1">
          <table:table-cell office:value-type="string">
            <text:p>motion_blur</text:p>
          </table:table-cell>
          <table:table-cell office:value-type="float" office:value="54.02">
            <text:p>54,02</text:p>
          </table:table-cell>
          <table:table-cell office:value-type="float" office:value="52.726">
            <text:p>52,726</text:p>
          </table:table-cell>
          <table:table-cell office:value-type="float" office:value="53.816">
            <text:p>53,816</text:p>
          </table:table-cell>
          <table:table-cell office:value-type="float" office:value="48.094">
            <text:p>48,094</text:p>
          </table:table-cell>
          <table:table-cell office:value-type="float" office:value="50.066">
            <text:p>50,066</text:p>
          </table:table-cell>
          <table:table-cell office:value-type="float" office:value="49.216">
            <text:p>49,216</text:p>
          </table:table-cell>
          <table:table-cell office:value-type="float" office:value="46.346">
            <text:p>46,346</text:p>
          </table:table-cell>
          <table:table-cell office:value-type="float" office:value="49.522">
            <text:p>49,522</text:p>
          </table:table-cell>
          <table:table-cell office:value-type="float" office:value="45.924">
            <text:p>45,924</text:p>
          </table:table-cell>
          <table:table-cell office:value-type="float" office:value="51.444">
            <text:p>51,444</text:p>
          </table:table-cell>
          <table:table-cell office:value-type="float" office:value="45.33">
            <text:p>45,33</text:p>
          </table:table-cell>
          <table:table-cell office:value-type="float" office:value="49.916">
            <text:p>49,916</text:p>
          </table:table-cell>
          <table:table-cell office:value-type="float" office:value="44.95">
            <text:p>44,95</text:p>
          </table:table-cell>
        </table:table-row>
        <table:table-row table:style-name="ro1">
          <table:table-cell office:value-type="string">
            <text:p>zoom_blur</text:p>
          </table:table-cell>
          <table:table-cell office:value-type="float" office:value="52.516">
            <text:p>52,516</text:p>
          </table:table-cell>
          <table:table-cell office:value-type="float" office:value="52.806">
            <text:p>52,806</text:p>
          </table:table-cell>
          <table:table-cell office:value-type="float" office:value="53.536">
            <text:p>53,536</text:p>
          </table:table-cell>
          <table:table-cell office:value-type="float" office:value="48.56">
            <text:p>48,56</text:p>
          </table:table-cell>
          <table:table-cell office:value-type="float" office:value="52.318">
            <text:p>52,318</text:p>
          </table:table-cell>
          <table:table-cell office:value-type="float" office:value="50.488">
            <text:p>50,488</text:p>
          </table:table-cell>
          <table:table-cell office:value-type="float" office:value="48.444">
            <text:p>48,444</text:p>
          </table:table-cell>
          <table:table-cell office:value-type="float" office:value="50.328">
            <text:p>50,328</text:p>
          </table:table-cell>
          <table:table-cell office:value-type="float" office:value="48.962">
            <text:p>48,962</text:p>
          </table:table-cell>
          <table:table-cell office:value-type="float" office:value="51.836">
            <text:p>51,836</text:p>
          </table:table-cell>
          <table:table-cell office:value-type="float" office:value="47.362">
            <text:p>47,362</text:p>
          </table:table-cell>
          <table:table-cell office:value-type="float" office:value="50.71">
            <text:p>50,71</text:p>
          </table:table-cell>
          <table:table-cell office:value-type="float" office:value="47.704">
            <text:p>47,704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52.87">
            <text:p>52,87</text:p>
          </table:table-cell>
          <table:table-cell office:value-type="float" office:value="53.508">
            <text:p>53,508</text:p>
          </table:table-cell>
          <table:table-cell office:value-type="float" office:value="55.948">
            <text:p>55,948</text:p>
          </table:table-cell>
          <table:table-cell office:value-type="float" office:value="57.498">
            <text:p>57,498</text:p>
          </table:table-cell>
          <table:table-cell office:value-type="float" office:value="57.54">
            <text:p>57,54</text:p>
          </table:table-cell>
          <table:table-cell office:value-type="float" office:value="57.806">
            <text:p>57,806</text:p>
          </table:table-cell>
          <table:table-cell office:value-type="float" office:value="58.466">
            <text:p>58,466</text:p>
          </table:table-cell>
          <table:table-cell office:value-type="float" office:value="56.452">
            <text:p>56,452</text:p>
          </table:table-cell>
          <table:table-cell office:value-type="float" office:value="58.892">
            <text:p>58,892</text:p>
          </table:table-cell>
          <table:table-cell office:value-type="float" office:value="55.938">
            <text:p>55,938</text:p>
          </table:table-cell>
          <table:table-cell office:value-type="float" office:value="59.332">
            <text:p>59,332</text:p>
          </table:table-cell>
          <table:table-cell office:value-type="float" office:value="56.776">
            <text:p>56,776</text:p>
          </table:table-cell>
          <table:table-cell office:value-type="float" office:value="58.426">
            <text:p>58,426</text:p>
          </table:table-cell>
        </table:table-row>
        <table:table-row table:style-name="ro1">
          <table:table-cell office:value-type="string">
            <text:p>frost</text:p>
          </table:table-cell>
          <table:table-cell office:value-type="float" office:value="46.276">
            <text:p>46,276</text:p>
          </table:table-cell>
          <table:table-cell office:value-type="float" office:value="46.666">
            <text:p>46,666</text:p>
          </table:table-cell>
          <table:table-cell office:value-type="float" office:value="50.016">
            <text:p>50,016</text:p>
          </table:table-cell>
          <table:table-cell office:value-type="float" office:value="58.04">
            <text:p>58,04</text:p>
          </table:table-cell>
          <table:table-cell office:value-type="float" office:value="58.034">
            <text:p>58,034</text:p>
          </table:table-cell>
          <table:table-cell office:value-type="float" office:value="59.144">
            <text:p>59,144</text:p>
          </table:table-cell>
          <table:table-cell office:value-type="float" office:value="60.152">
            <text:p>60,152</text:p>
          </table:table-cell>
          <table:table-cell office:value-type="float" office:value="56.068">
            <text:p>56,068</text:p>
          </table:table-cell>
          <table:table-cell office:value-type="float" office:value="59.92">
            <text:p>59,92</text:p>
          </table:table-cell>
          <table:table-cell office:value-type="float" office:value="55.598">
            <text:p>55,598</text:p>
          </table:table-cell>
          <table:table-cell office:value-type="float" office:value="60.628">
            <text:p>60,628</text:p>
          </table:table-cell>
          <table:table-cell office:value-type="float" office:value="56.912">
            <text:p>56,912</text:p>
          </table:table-cell>
          <table:table-cell office:value-type="float" office:value="59.58">
            <text:p>59,58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float" office:value="62.608">
            <text:p>62,608</text:p>
          </table:table-cell>
          <table:table-cell office:value-type="float" office:value="61.446">
            <text:p>61,446</text:p>
          </table:table-cell>
          <table:table-cell office:value-type="float" office:value="60.946">
            <text:p>60,946</text:p>
          </table:table-cell>
          <table:table-cell office:value-type="float" office:value="55.882">
            <text:p>55,882</text:p>
          </table:table-cell>
          <table:table-cell office:value-type="float" office:value="54.59">
            <text:p>54,59</text:p>
          </table:table-cell>
          <table:table-cell office:value-type="float" office:value="54.594">
            <text:p>54,594</text:p>
          </table:table-cell>
          <table:table-cell office:value-type="float" office:value="45.474">
            <text:p>45,474</text:p>
          </table:table-cell>
          <table:table-cell office:value-type="float" office:value="56.142">
            <text:p>56,142</text:p>
          </table:table-cell>
          <table:table-cell office:value-type="float" office:value="44.752">
            <text:p>44,752</text:p>
          </table:table-cell>
          <table:table-cell office:value-type="float" office:value="57.74">
            <text:p>57,74</text:p>
          </table:table-cell>
          <table:table-cell office:value-type="float" office:value="45.496">
            <text:p>45,496</text:p>
          </table:table-cell>
          <table:table-cell office:value-type="float" office:value="56.02">
            <text:p>56,02</text:p>
          </table:table-cell>
          <table:table-cell office:value-type="float" office:value="46.57">
            <text:p>46,57</text:p>
          </table:table-cell>
        </table:table-row>
        <table:table-row table:style-name="ro1">
          <table:table-cell office:value-type="string">
            <text:p>brightness</text:p>
          </table:table-cell>
          <table:table-cell office:value-type="float" office:value="71.814">
            <text:p>71,814</text:p>
          </table:table-cell>
          <table:table-cell office:value-type="float" office:value="71.668">
            <text:p>71,668</text:p>
          </table:table-cell>
          <table:table-cell office:value-type="float" office:value="71.31">
            <text:p>71,31</text:p>
          </table:table-cell>
          <table:table-cell office:value-type="float" office:value="69.646">
            <text:p>69,646</text:p>
          </table:table-cell>
          <table:table-cell office:value-type="float" office:value="68.778">
            <text:p>68,778</text:p>
          </table:table-cell>
          <table:table-cell office:value-type="float" office:value="69.986">
            <text:p>69,986</text:p>
          </table:table-cell>
          <table:table-cell office:value-type="float" office:value="66.35">
            <text:p>66,35</text:p>
          </table:table-cell>
          <table:table-cell office:value-type="float" office:value="70.198">
            <text:p>70,198</text:p>
          </table:table-cell>
          <table:table-cell office:value-type="float" office:value="66.596">
            <text:p>66,596</text:p>
          </table:table-cell>
          <table:table-cell office:value-type="float" office:value="70.872">
            <text:p>70,872</text:p>
          </table:table-cell>
          <table:table-cell office:value-type="float" office:value="67.038">
            <text:p>67,038</text:p>
          </table:table-cell>
          <table:table-cell office:value-type="float" office:value="70.942">
            <text:p>70,942</text:p>
          </table:table-cell>
          <table:table-cell office:value-type="float" office:value="66.634">
            <text:p>66,634</text:p>
          </table:table-cell>
        </table:table-row>
        <table:table-row table:style-name="ro1">
          <table:table-cell office:value-type="string">
            <text:p>contrast</text:p>
          </table:table-cell>
          <table:table-cell office:value-type="float" office:value="52.93">
            <text:p>52,93</text:p>
          </table:table-cell>
          <table:table-cell office:value-type="float" office:value="51.466">
            <text:p>51,466</text:p>
          </table:table-cell>
          <table:table-cell office:value-type="float" office:value="51.354">
            <text:p>51,354</text:p>
          </table:table-cell>
          <table:table-cell office:value-type="float" office:value="43.28">
            <text:p>43,28</text:p>
          </table:table-cell>
          <table:table-cell office:value-type="float" office:value="43.244">
            <text:p>43,244</text:p>
          </table:table-cell>
          <table:table-cell office:value-type="float" office:value="42.672">
            <text:p>42,672</text:p>
          </table:table-cell>
          <table:table-cell office:value-type="float" office:value="34.834">
            <text:p>34,834</text:p>
          </table:table-cell>
          <table:table-cell office:value-type="float" office:value="42.89">
            <text:p>42,89</text:p>
          </table:table-cell>
          <table:table-cell office:value-type="float" office:value="33.636">
            <text:p>33,636</text:p>
          </table:table-cell>
          <table:table-cell office:value-type="float" office:value="45.032">
            <text:p>45,032</text:p>
          </table:table-cell>
          <table:table-cell office:value-type="float" office:value="33.706">
            <text:p>33,706</text:p>
          </table:table-cell>
          <table:table-cell office:value-type="float" office:value="43.058">
            <text:p>43,058</text:p>
          </table:table-cell>
          <table:table-cell office:value-type="float" office:value="33.922">
            <text:p>33,922</text:p>
          </table:table-cell>
        </table:table-row>
        <table:table-row table:style-name="ro1">
          <table:table-cell office:value-type="string">
            <text:p>elastic_transform</text:p>
          </table:table-cell>
          <table:table-cell office:value-type="float" office:value="60.046">
            <text:p>60,046</text:p>
          </table:table-cell>
          <table:table-cell office:value-type="float" office:value="60.266">
            <text:p>60,266</text:p>
          </table:table-cell>
          <table:table-cell office:value-type="float" office:value="60.91">
            <text:p>60,91</text:p>
          </table:table-cell>
          <table:table-cell office:value-type="float" office:value="57.308">
            <text:p>57,308</text:p>
          </table:table-cell>
          <table:table-cell office:value-type="float" office:value="58.484">
            <text:p>58,484</text:p>
          </table:table-cell>
          <table:table-cell office:value-type="float" office:value="57.744">
            <text:p>57,744</text:p>
          </table:table-cell>
          <table:table-cell office:value-type="float" office:value="54.498">
            <text:p>54,498</text:p>
          </table:table-cell>
          <table:table-cell office:value-type="float" office:value="58.278">
            <text:p>58,278</text:p>
          </table:table-cell>
          <table:table-cell office:value-type="float" office:value="54.948">
            <text:p>54,948</text:p>
          </table:table-cell>
          <table:table-cell office:value-type="float" office:value="59.21">
            <text:p>59,21</text:p>
          </table:table-cell>
          <table:table-cell office:value-type="float" office:value="54.194">
            <text:p>54,194</text:p>
          </table:table-cell>
          <table:table-cell office:value-type="float" office:value="58.664">
            <text:p>58,664</text:p>
          </table:table-cell>
          <table:table-cell office:value-type="float" office:value="54.248">
            <text:p>54,248</text:p>
          </table:table-cell>
        </table:table-row>
        <table:table-row table:style-name="ro1">
          <table:table-cell office:value-type="string">
            <text:p>pixelate</text:p>
          </table:table-cell>
          <table:table-cell office:value-type="float" office:value="48.668">
            <text:p>48,668</text:p>
          </table:table-cell>
          <table:table-cell office:value-type="float" office:value="49.668">
            <text:p>49,668</text:p>
          </table:table-cell>
          <table:table-cell office:value-type="float" office:value="51.558">
            <text:p>51,558</text:p>
          </table:table-cell>
          <table:table-cell office:value-type="float" office:value="57.326">
            <text:p>57,326</text:p>
          </table:table-cell>
          <table:table-cell office:value-type="float" office:value="60.846">
            <text:p>60,846</text:p>
          </table:table-cell>
          <table:table-cell office:value-type="float" office:value="58.78">
            <text:p>58,78</text:p>
          </table:table-cell>
          <table:table-cell office:value-type="float" office:value="61.962">
            <text:p>61,962</text:p>
          </table:table-cell>
          <table:table-cell office:value-type="float" office:value="57.192">
            <text:p>57,192</text:p>
          </table:table-cell>
          <table:table-cell office:value-type="float" office:value="61.928">
            <text:p>61,928</text:p>
          </table:table-cell>
          <table:table-cell office:value-type="float" office:value="55.638">
            <text:p>55,638</text:p>
          </table:table-cell>
          <table:table-cell office:value-type="float" office:value="62.184">
            <text:p>62,184</text:p>
          </table:table-cell>
          <table:table-cell office:value-type="float" office:value="55.816">
            <text:p>55,816</text:p>
          </table:table-cell>
          <table:table-cell office:value-type="float" office:value="61.496">
            <text:p>61,496</text:p>
          </table:table-cell>
        </table:table-row>
        <table:table-row table:style-name="ro1">
          <table:table-cell office:value-type="string">
            <text:p>jpeg_compression</text:p>
          </table:table-cell>
          <table:table-cell office:value-type="float" office:value="50.524">
            <text:p>50,524</text:p>
          </table:table-cell>
          <table:table-cell office:value-type="float" office:value="54.876">
            <text:p>54,876</text:p>
          </table:table-cell>
          <table:table-cell office:value-type="float" office:value="56.042">
            <text:p>56,042</text:p>
          </table:table-cell>
          <table:table-cell office:value-type="float" office:value="60.56">
            <text:p>60,56</text:p>
          </table:table-cell>
          <table:table-cell office:value-type="float" office:value="63.626">
            <text:p>63,626</text:p>
          </table:table-cell>
          <table:table-cell office:value-type="float" office:value="61.766">
            <text:p>61,766</text:p>
          </table:table-cell>
          <table:table-cell office:value-type="float" office:value="63.468">
            <text:p>63,468</text:p>
          </table:table-cell>
          <table:table-cell office:value-type="float" office:value="59.942">
            <text:p>59,942</text:p>
          </table:table-cell>
          <table:table-cell office:value-type="float" office:value="63.89">
            <text:p>63,89</text:p>
          </table:table-cell>
          <table:table-cell office:value-type="float" office:value="60.194">
            <text:p>60,194</text:p>
          </table:table-cell>
          <table:table-cell office:value-type="float" office:value="63.626">
            <text:p>63,626</text:p>
          </table:table-cell>
          <table:table-cell office:value-type="float" office:value="61.1">
            <text:p>61,1</text:p>
          </table:table-cell>
          <table:table-cell office:value-type="float" office:value="63.12">
            <text:p>63,12</text:p>
          </table:table-cell>
        </table:table-row>
        <table:table-row table:style-name="ro1">
          <table:table-cell office:value-type="string">
            <text:p>speckle_noise</text:p>
          </table:table-cell>
          <table:table-cell office:value-type="float" office:value="33.156">
            <text:p>33,156</text:p>
          </table:table-cell>
          <table:table-cell office:value-type="float" office:value="41.822">
            <text:p>41,822</text:p>
          </table:table-cell>
          <table:table-cell office:value-type="float" office:value="36.48">
            <text:p>36,48</text:p>
          </table:table-cell>
          <table:table-cell office:value-type="float" office:value="48.252">
            <text:p>48,252</text:p>
          </table:table-cell>
          <table:table-cell office:value-type="float" office:value="59.744">
            <text:p>59,744</text:p>
          </table:table-cell>
          <table:table-cell office:value-type="float" office:value="47.54">
            <text:p>47,54</text:p>
          </table:table-cell>
          <table:table-cell office:value-type="float" office:value="60.658">
            <text:p>60,658</text:p>
          </table:table-cell>
          <table:table-cell office:value-type="float" office:value="44.82">
            <text:p>44,82</text:p>
          </table:table-cell>
          <table:table-cell office:value-type="float" office:value="59.692">
            <text:p>59,692</text:p>
          </table:table-cell>
          <table:table-cell office:value-type="float" office:value="44.412">
            <text:p>44,412</text:p>
          </table:table-cell>
          <table:table-cell office:value-type="float" office:value="57.644">
            <text:p>57,644</text:p>
          </table:table-cell>
          <table:table-cell office:value-type="float" office:value="45.108">
            <text:p>45,108</text:p>
          </table:table-cell>
          <table:table-cell office:value-type="float" office:value="55.51">
            <text:p>55,51</text:p>
          </table:table-cell>
        </table:table-row>
        <table:table-row table:style-name="ro1">
          <table:table-cell office:value-type="string">
            <text:p>gaussian_blur</text:p>
          </table:table-cell>
          <table:table-cell office:value-type="float" office:value="50.412">
            <text:p>50,412</text:p>
          </table:table-cell>
          <table:table-cell office:value-type="float" office:value="49.55">
            <text:p>49,55</text:p>
          </table:table-cell>
          <table:table-cell office:value-type="float" office:value="51.228">
            <text:p>51,228</text:p>
          </table:table-cell>
          <table:table-cell office:value-type="float" office:value="47.308">
            <text:p>47,308</text:p>
          </table:table-cell>
          <table:table-cell office:value-type="float" office:value="50.524">
            <text:p>50,524</text:p>
          </table:table-cell>
          <table:table-cell office:value-type="float" office:value="48.892">
            <text:p>48,892</text:p>
          </table:table-cell>
          <table:table-cell office:value-type="float" office:value="47.962">
            <text:p>47,962</text:p>
          </table:table-cell>
          <table:table-cell office:value-type="float" office:value="48.904">
            <text:p>48,904</text:p>
          </table:table-cell>
          <table:table-cell office:value-type="float" office:value="48.058">
            <text:p>48,058</text:p>
          </table:table-cell>
          <table:table-cell office:value-type="float" office:value="50.084">
            <text:p>50,084</text:p>
          </table:table-cell>
          <table:table-cell office:value-type="float" office:value="46.972">
            <text:p>46,972</text:p>
          </table:table-cell>
          <table:table-cell office:value-type="float" office:value="49.372">
            <text:p>49,372</text:p>
          </table:table-cell>
          <table:table-cell office:value-type="float" office:value="46.73">
            <text:p>46,73</text:p>
          </table:table-cell>
        </table:table-row>
        <table:table-row table:style-name="ro1">
          <table:table-cell office:value-type="string">
            <text:p>spatter</text:p>
          </table:table-cell>
          <table:table-cell office:value-type="float" office:value="61.564">
            <text:p>61,564</text:p>
          </table:table-cell>
          <table:table-cell office:value-type="float" office:value="63.926">
            <text:p>63,926</text:p>
          </table:table-cell>
          <table:table-cell office:value-type="float" office:value="64.624">
            <text:p>64,624</text:p>
          </table:table-cell>
          <table:table-cell office:value-type="float" office:value="62.698">
            <text:p>62,698</text:p>
          </table:table-cell>
          <table:table-cell office:value-type="float" office:value="64.252">
            <text:p>64,252</text:p>
          </table:table-cell>
          <table:table-cell office:value-type="float" office:value="61.746">
            <text:p>61,746</text:p>
          </table:table-cell>
          <table:table-cell office:value-type="float" office:value="60.902">
            <text:p>60,902</text:p>
          </table:table-cell>
          <table:table-cell office:value-type="float" office:value="62.164">
            <text:p>62,164</text:p>
          </table:table-cell>
          <table:table-cell office:value-type="float" office:value="60.218">
            <text:p>60,218</text:p>
          </table:table-cell>
          <table:table-cell office:value-type="float" office:value="60.818">
            <text:p>60,818</text:p>
          </table:table-cell>
          <table:table-cell office:value-type="float" office:value="60.698">
            <text:p>60,698</text:p>
          </table:table-cell>
          <table:table-cell office:value-type="float" office:value="61.982">
            <text:p>61,982</text:p>
          </table:table-cell>
          <table:table-cell office:value-type="float" office:value="60.472">
            <text:p>60,472</text:p>
          </table:table-cell>
        </table:table-row>
        <table:table-row table:style-name="ro1">
          <table:table-cell office:value-type="string">
            <text:p>saturate</text:p>
          </table:table-cell>
          <table:table-cell office:value-type="float" office:value="62.794">
            <text:p>62,794</text:p>
          </table:table-cell>
          <table:table-cell office:value-type="float" office:value="62.814">
            <text:p>62,814</text:p>
          </table:table-cell>
          <table:table-cell office:value-type="float" office:value="63.04">
            <text:p>63,04</text:p>
          </table:table-cell>
          <table:table-cell office:value-type="float" office:value="60.324">
            <text:p>60,324</text:p>
          </table:table-cell>
          <table:table-cell office:value-type="float" office:value="59.336">
            <text:p>59,336</text:p>
          </table:table-cell>
          <table:table-cell office:value-type="float" office:value="60.042">
            <text:p>60,042</text:p>
          </table:table-cell>
          <table:table-cell office:value-type="float" office:value="56.644">
            <text:p>56,644</text:p>
          </table:table-cell>
          <table:table-cell office:value-type="float" office:value="60.71">
            <text:p>60,71</text:p>
          </table:table-cell>
          <table:table-cell office:value-type="float" office:value="56.898">
            <text:p>56,898</text:p>
          </table:table-cell>
          <table:table-cell office:value-type="float" office:value="61.012">
            <text:p>61,012</text:p>
          </table:table-cell>
          <table:table-cell office:value-type="float" office:value="57.086">
            <text:p>57,086</text:p>
          </table:table-cell>
          <table:table-cell office:value-type="float" office:value="61.338">
            <text:p>61,338</text:p>
          </table:table-cell>
          <table:table-cell office:value-type="float" office:value="56.528">
            <text:p>56,528</text:p>
          </table:table-cell>
        </table:table-row>
        <table:table-row table:style-name="ro2">
          <table:table-cell office:value-type="string">
            <text:p>mCE-19</text:p>
          </table:table-cell>
          <table:table-cell office:value-type="float" office:value="48.6677">
            <text:p>48,6677</text:p>
          </table:table-cell>
          <table:table-cell office:value-type="float" office:value="52.6782">
            <text:p>52,6782</text:p>
          </table:table-cell>
          <table:table-cell office:value-type="float" office:value="52.7569">
            <text:p>52,7569</text:p>
          </table:table-cell>
          <table:table-cell office:value-type="float" office:value="52.0911">
            <text:p>52,0911</text:p>
          </table:table-cell>
          <table:table-cell office:value-type="float" office:value="56.8927">
            <text:p>56,8927</text:p>
          </table:table-cell>
          <table:table-cell office:value-type="float" office:value="52.2172">
            <text:p>52,2172</text:p>
          </table:table-cell>
          <table:table-cell office:value-type="float" office:value="54.3599">
            <text:p>54,3599</text:p>
          </table:table-cell>
          <table:table-cell office:value-type="float" office:value="51.0773">
            <text:p>51,0773</text:p>
          </table:table-cell>
          <table:table-cell office:value-type="float" office:value="53.6682">
            <text:p>53,6682</text:p>
          </table:table-cell>
          <table:table-cell office:value-type="float" office:value="51.3264">
            <text:p>51,3264</text:p>
          </table:table-cell>
          <table:table-cell office:value-type="float" office:value="52.9792">
            <text:p>52,9792</text:p>
          </table:table-cell>
          <table:table-cell office:value-type="float" office:value="51.3668">
            <text:p>51,3668</text:p>
          </table:table-cell>
          <table:table-cell office:value-type="float" office:value="52.3121">
            <text:p>52,3121</text:p>
          </table:table-cell>
        </table:table-row>
        <table:table-row table:style-name="ro2">
          <table:table-cell office:value-type="string">
            <text:p>mCE-15</text:p>
          </table:table-cell>
          <table:table-cell office:value-type="float" office:value="47.784">
            <text:p>47,784</text:p>
          </table:table-cell>
          <table:table-cell office:value-type="float" office:value="52.1849">
            <text:p>52,1849</text:p>
          </table:table-cell>
          <table:table-cell office:value-type="float" office:value="52.4673">
            <text:p>52,4673</text:p>
          </table:table-cell>
          <table:table-cell office:value-type="float" office:value="51.4099">
            <text:p>51,4099</text:p>
          </table:table-cell>
          <table:table-cell office:value-type="float" office:value="56.4737">
            <text:p>56,4737</text:p>
          </table:table-cell>
          <table:table-cell office:value-type="float" office:value="51.5937">
            <text:p>51,5937</text:p>
          </table:table-cell>
          <table:table-cell office:value-type="float" office:value="53.7781">
            <text:p>53,7781</text:p>
          </table:table-cell>
          <table:table-cell office:value-type="float" office:value="50.258">
            <text:p>50,258</text:p>
          </table:table-cell>
          <table:table-cell office:value-type="float" office:value="52.9887">
            <text:p>52,9887</text:p>
          </table:table-cell>
          <table:table-cell office:value-type="float" office:value="50.5917">
            <text:p>50,5917</text:p>
          </table:table-cell>
          <table:table-cell office:value-type="float" office:value="52.2803">
            <text:p>52,2803</text:p>
          </table:table-cell>
          <table:table-cell office:value-type="float" office:value="50.5447">
            <text:p>50,5447</text:p>
          </table:table-cell>
          <table:table-cell office:value-type="float" office:value="51.646">
            <text:p>51,646</text:p>
          </table:table-cell>
        </table:table-row>
        <table:table-row table:style-name="ro2">
          <table:table-cell office:value-type="string">
            <text:p>RMSCE_C</text:p>
          </table:table-cell>
          <table:table-cell office:value-type="float" office:value="0.279">
            <text:p>0,279</text:p>
          </table:table-cell>
          <table:table-cell office:value-type="float" office:value="0.2638">
            <text:p>0,2638</text:p>
          </table:table-cell>
          <table:table-cell office:value-type="float" office:value="0.2615">
            <text:p>0,2615</text:p>
          </table:table-cell>
          <table:table-cell office:value-type="float" office:value="0.2752">
            <text:p>0,2752</text:p>
          </table:table-cell>
          <table:table-cell office:value-type="float" office:value="0.2404">
            <text:p>0,2404</text:p>
          </table:table-cell>
          <table:table-cell office:value-type="float" office:value="0.26">
            <text:p>0,26</text:p>
          </table:table-cell>
          <table:table-cell office:value-type="float" office:value="0.2525">
            <text:p>0,2525</text:p>
          </table:table-cell>
          <table:table-cell office:value-type="float" office:value="0.2637">
            <text:p>0,2637</text:p>
          </table:table-cell>
          <table:table-cell office:value-type="float" office:value="0.2525">
            <text:p>0,2525</text:p>
          </table:table-cell>
          <table:table-cell office:value-type="float" office:value="0.2719">
            <text:p>0,2719</text:p>
          </table:table-cell>
          <table:table-cell office:value-type="float" office:value="0.2626">
            <text:p>0,2626</text:p>
          </table:table-cell>
          <table:table-cell office:value-type="float" office:value="0.2729">
            <text:p>0,2729</text:p>
          </table:table-cell>
          <table:table-cell office:value-type="float" office:value="0.2682">
            <text:p>0,2682</text:p>
          </table:table-cell>
        </table:table-row>
        <table:table-row table:style-name="ro1">
          <table:table-cell office:value-type="string">
            <text:p>standard,0.0,False</text:p>
          </table:table-cell>
          <table:table-cell office:value-type="float" office:value="76.79">
            <text:p>76,79</text:p>
          </table:table-cell>
          <table:table-cell office:value-type="float" office:value="75.92">
            <text:p>75,92</text:p>
          </table:table-cell>
          <table:table-cell office:value-type="float" office:value="76.38">
            <text:p>76,38</text:p>
          </table:table-cell>
          <table:table-cell office:value-type="float" office:value="74.14">
            <text:p>74,14</text:p>
          </table:table-cell>
          <table:table-cell office:value-type="float" office:value="73.65">
            <text:p>73,65</text:p>
          </table:table-cell>
          <table:table-cell office:value-type="float" office:value="74.32">
            <text:p>74,32</text:p>
          </table:table-cell>
          <table:table-cell office:value-type="float" office:value="70.88">
            <text:p>70,88</text:p>
          </table:table-cell>
          <table:table-cell office:value-type="float" office:value="75.23">
            <text:p>75,23</text:p>
          </table:table-cell>
          <table:table-cell office:value-type="float" office:value="71.02">
            <text:p>71,02</text:p>
          </table:table-cell>
          <table:table-cell office:value-type="float" office:value="75.18">
            <text:p>75,18</text:p>
          </table:table-cell>
          <table:table-cell office:value-type="float" office:value="71.05">
            <text:p>71,05</text:p>
          </table:table-cell>
          <table:table-cell office:value-type="float" office:value="74.95">
            <text:p>74,95</text:p>
          </table:table-cell>
          <table:table-cell office:value-type="float" office:value="71.11">
            <text:p>71,11</text:p>
          </table:table-cell>
        </table:table-row>
        <table:table-row table:style-name="ro1">
          <table:table-cell office:value-type="string">
            <text:p>uniform-linf,0.005,False</text:p>
          </table:table-cell>
          <table:table-cell office:value-type="float" office:value="76.48">
            <text:p>76,48</text:p>
          </table:table-cell>
          <table:table-cell office:value-type="float" office:value="75.81">
            <text:p>75,81</text:p>
          </table:table-cell>
          <table:table-cell office:value-type="float" office:value="76.29">
            <text:p>76,29</text:p>
          </table:table-cell>
          <table:table-cell office:value-type="float" office:value="74.22">
            <text:p>74,22</text:p>
          </table:table-cell>
          <table:table-cell office:value-type="float" office:value="73.61">
            <text:p>73,61</text:p>
          </table:table-cell>
          <table:table-cell office:value-type="float" office:value="74.28">
            <text:p>74,28</text:p>
          </table:table-cell>
          <table:table-cell office:value-type="float" office:value="70.9">
            <text:p>70,9</text:p>
          </table:table-cell>
          <table:table-cell office:value-type="float" office:value="75.27">
            <text:p>75,27</text:p>
          </table:table-cell>
          <table:table-cell office:value-type="float" office:value="71">
            <text:p>71</text:p>
          </table:table-cell>
          <table:table-cell office:value-type="float" office:value="75.25">
            <text:p>75,25</text:p>
          </table:table-cell>
          <table:table-cell office:value-type="float" office:value="71.02">
            <text:p>71,02</text:p>
          </table:table-cell>
          <table:table-cell office:value-type="float" office:value="75.06">
            <text:p>75,06</text:p>
          </table:table-cell>
          <table:table-cell office:value-type="float" office:value="71.12">
            <text:p>71,12</text:p>
          </table:table-cell>
        </table:table-row>
        <table:table-row table:style-name="ro1">
          <table:table-cell office:value-type="string">
            <text:p>uniform-linf,0.01,False</text:p>
          </table:table-cell>
          <table:table-cell office:value-type="float" office:value="75.63">
            <text:p>75,63</text:p>
          </table:table-cell>
          <table:table-cell office:value-type="float" office:value="75.02">
            <text:p>75,02</text:p>
          </table:table-cell>
          <table:table-cell office:value-type="float" office:value="75.52">
            <text:p>75,52</text:p>
          </table:table-cell>
          <table:table-cell office:value-type="float" office:value="74.1">
            <text:p>74,1</text:p>
          </table:table-cell>
          <table:table-cell office:value-type="float" office:value="73.76">
            <text:p>73,76</text:p>
          </table:table-cell>
          <table:table-cell office:value-type="float" office:value="74.53">
            <text:p>74,53</text:p>
          </table:table-cell>
          <table:table-cell office:value-type="float" office:value="70.88">
            <text:p>70,88</text:p>
          </table:table-cell>
          <table:table-cell office:value-type="float" office:value="75.13">
            <text:p>75,13</text:p>
          </table:table-cell>
          <table:table-cell office:value-type="float" office:value="70.95">
            <text:p>70,95</text:p>
          </table:table-cell>
          <table:table-cell office:value-type="float" office:value="75.16">
            <text:p>75,16</text:p>
          </table:table-cell>
          <table:table-cell office:value-type="float" office:value="71.09">
            <text:p>71,09</text:p>
          </table:table-cell>
          <table:table-cell office:value-type="float" office:value="75.01">
            <text:p>75,01</text:p>
          </table:table-cell>
          <table:table-cell office:value-type="float" office:value="71.1">
            <text:p>71,1</text:p>
          </table:table-cell>
        </table:table-row>
        <table:table-row table:style-name="ro1">
          <table:table-cell office:value-type="string">
            <text:p>uniform-linf,0.02,False</text:p>
          </table:table-cell>
          <table:table-cell office:value-type="float" office:value="72.04">
            <text:p>72,04</text:p>
          </table:table-cell>
          <table:table-cell office:value-type="float" office:value="72.56">
            <text:p>72,56</text:p>
          </table:table-cell>
          <table:table-cell office:value-type="float" office:value="73.5">
            <text:p>73,5</text:p>
          </table:table-cell>
          <table:table-cell office:value-type="float" office:value="74.67">
            <text:p>74,67</text:p>
          </table:table-cell>
          <table:table-cell office:value-type="float" office:value="73.65">
            <text:p>73,65</text:p>
          </table:table-cell>
          <table:table-cell office:value-type="float" office:value="74.79">
            <text:p>74,79</text:p>
          </table:table-cell>
          <table:table-cell office:value-type="float" office:value="71.03">
            <text:p>71,03</text:p>
          </table:table-cell>
          <table:table-cell office:value-type="float" office:value="75.43">
            <text:p>75,43</text:p>
          </table:table-cell>
          <table:table-cell office:value-type="float" office:value="71.24">
            <text:p>71,24</text:p>
          </table:table-cell>
          <table:table-cell office:value-type="float" office:value="75.49">
            <text:p>75,49</text:p>
          </table:table-cell>
          <table:table-cell office:value-type="float" office:value="71.43">
            <text:p>71,43</text:p>
          </table:table-cell>
          <table:table-cell office:value-type="float" office:value="75.09">
            <text:p>75,09</text:p>
          </table:table-cell>
          <table:table-cell office:value-type="float" office:value="71.39">
            <text:p>71,39</text:p>
          </table:table-cell>
        </table:table-row>
        <table:table-row table:style-name="ro1">
          <table:table-cell office:value-type="string">
            <text:p>uniform-linf,0.03,False</text:p>
          </table:table-cell>
          <table:table-cell office:value-type="float" office:value="67.05">
            <text:p>67,05</text:p>
          </table:table-cell>
          <table:table-cell office:value-type="float" office:value="68.26">
            <text:p>68,26</text:p>
          </table:table-cell>
          <table:table-cell office:value-type="float" office:value="69.2">
            <text:p>69,2</text:p>
          </table:table-cell>
          <table:table-cell office:value-type="float" office:value="74.84">
            <text:p>74,84</text:p>
          </table:table-cell>
          <table:table-cell office:value-type="float" office:value="73.74">
            <text:p>73,74</text:p>
          </table:table-cell>
          <table:table-cell office:value-type="float" office:value="74.72">
            <text:p>74,72</text:p>
          </table:table-cell>
          <table:table-cell office:value-type="float" office:value="71.08">
            <text:p>71,08</text:p>
          </table:table-cell>
          <table:table-cell office:value-type="float" office:value="75.35">
            <text:p>75,35</text:p>
          </table:table-cell>
          <table:table-cell office:value-type="float" office:value="71.26">
            <text:p>71,26</text:p>
          </table:table-cell>
          <table:table-cell office:value-type="float" office:value="75.07">
            <text:p>75,07</text:p>
          </table:table-cell>
          <table:table-cell office:value-type="float" office:value="71.86">
            <text:p>71,86</text:p>
          </table:table-cell>
          <table:table-cell office:value-type="float" office:value="75.25">
            <text:p>75,25</text:p>
          </table:table-cell>
          <table:table-cell office:value-type="float" office:value="71.57">
            <text:p>71,57</text:p>
          </table:table-cell>
        </table:table-row>
        <table:table-row table:style-name="ro1">
          <table:table-cell office:value-type="string">
            <text:p>uniform-linf,0.04,False</text:p>
          </table:table-cell>
          <table:table-cell office:value-type="float" office:value="61.19">
            <text:p>61,19</text:p>
          </table:table-cell>
          <table:table-cell office:value-type="float" office:value="63.63">
            <text:p>63,63</text:p>
          </table:table-cell>
          <table:table-cell office:value-type="float" office:value="63.58">
            <text:p>63,58</text:p>
          </table:table-cell>
          <table:table-cell office:value-type="float" office:value="74.34">
            <text:p>74,34</text:p>
          </table:table-cell>
          <table:table-cell office:value-type="float" office:value="73.16">
            <text:p>73,16</text:p>
          </table:table-cell>
          <table:table-cell office:value-type="float" office:value="74.58">
            <text:p>74,58</text:p>
          </table:table-cell>
          <table:table-cell office:value-type="float" office:value="71.32">
            <text:p>71,32</text:p>
          </table:table-cell>
          <table:table-cell office:value-type="float" office:value="74.02">
            <text:p>74,02</text:p>
          </table:table-cell>
          <table:table-cell office:value-type="float" office:value="71.63">
            <text:p>71,63</text:p>
          </table:table-cell>
          <table:table-cell office:value-type="float" office:value="73.78">
            <text:p>73,78</text:p>
          </table:table-cell>
          <table:table-cell office:value-type="float" office:value="71.78">
            <text:p>71,78</text:p>
          </table:table-cell>
          <table:table-cell office:value-type="float" office:value="74.51">
            <text:p>74,51</text:p>
          </table:table-cell>
          <table:table-cell office:value-type="float" office:value="71.7">
            <text:p>71,7</text:p>
          </table:table-cell>
        </table:table-row>
        <table:table-row table:style-name="ro1">
          <table:table-cell office:value-type="string">
            <text:p>uniform-linf,0.06,False</text:p>
          </table:table-cell>
          <table:table-cell office:value-type="float" office:value="49.78">
            <text:p>49,78</text:p>
          </table:table-cell>
          <table:table-cell office:value-type="float" office:value="53.27">
            <text:p>53,27</text:p>
          </table:table-cell>
          <table:table-cell office:value-type="float" office:value="50.52">
            <text:p>50,52</text:p>
          </table:table-cell>
          <table:table-cell office:value-type="float" office:value="71.03">
            <text:p>71,03</text:p>
          </table:table-cell>
          <table:table-cell office:value-type="float" office:value="71.11">
            <text:p>71,11</text:p>
          </table:table-cell>
          <table:table-cell office:value-type="float" office:value="71.81">
            <text:p>71,81</text:p>
          </table:table-cell>
          <table:table-cell office:value-type="float" office:value="72.29">
            <text:p>72,29</text:p>
          </table:table-cell>
          <table:table-cell office:value-type="float" office:value="68.76">
            <text:p>68,76</text:p>
          </table:table-cell>
          <table:table-cell office:value-type="float" office:value="72.23">
            <text:p>72,23</text:p>
          </table:table-cell>
          <table:table-cell office:value-type="float" office:value="66.75">
            <text:p>66,75</text:p>
          </table:table-cell>
          <table:table-cell office:value-type="float" office:value="72.31">
            <text:p>72,31</text:p>
          </table:table-cell>
          <table:table-cell office:value-type="float" office:value="69.42">
            <text:p>69,42</text:p>
          </table:table-cell>
          <table:table-cell office:value-type="float" office:value="72.28">
            <text:p>72,28</text:p>
          </table:table-cell>
        </table:table-row>
        <table:table-row table:style-name="ro1">
          <table:table-cell office:value-type="string">
            <text:p>uniform-linf,0.08,False</text:p>
          </table:table-cell>
          <table:table-cell office:value-type="float" office:value="38.87">
            <text:p>38,87</text:p>
          </table:table-cell>
          <table:table-cell office:value-type="float" office:value="43.75">
            <text:p>43,75</text:p>
          </table:table-cell>
          <table:table-cell office:value-type="float" office:value="39.72">
            <text:p>39,72</text:p>
          </table:table-cell>
          <table:table-cell office:value-type="float" office:value="62.42">
            <text:p>62,42</text:p>
          </table:table-cell>
          <table:table-cell office:value-type="float" office:value="66.72">
            <text:p>66,72</text:p>
          </table:table-cell>
          <table:table-cell office:value-type="float" office:value="64.02">
            <text:p>64,02</text:p>
          </table:table-cell>
          <table:table-cell office:value-type="float" office:value="71.92">
            <text:p>71,92</text:p>
          </table:table-cell>
          <table:table-cell office:value-type="float" office:value="57.93">
            <text:p>57,93</text:p>
          </table:table-cell>
          <table:table-cell office:value-type="float" office:value="72.2">
            <text:p>72,2</text:p>
          </table:table-cell>
          <table:table-cell office:value-type="float" office:value="55.26">
            <text:p>55,26</text:p>
          </table:table-cell>
          <table:table-cell office:value-type="float" office:value="71.98">
            <text:p>71,98</text:p>
          </table:table-cell>
          <table:table-cell office:value-type="float" office:value="59.19">
            <text:p>59,19</text:p>
          </table:table-cell>
          <table:table-cell office:value-type="float" office:value="71.24">
            <text:p>71,24</text:p>
          </table:table-cell>
        </table:table-row>
        <table:table-row table:style-name="ro1">
          <table:table-cell office:value-type="string">
            <text:p>uniform-linf,0.1,False</text:p>
          </table:table-cell>
          <table:table-cell office:value-type="float" office:value="29.77">
            <text:p>29,77</text:p>
          </table:table-cell>
          <table:table-cell office:value-type="float" office:value="35.85">
            <text:p>35,85</text:p>
          </table:table-cell>
          <table:table-cell office:value-type="float" office:value="30.78">
            <text:p>30,78</text:p>
          </table:table-cell>
          <table:table-cell office:value-type="float" office:value="52.55">
            <text:p>52,55</text:p>
          </table:table-cell>
          <table:table-cell office:value-type="float" office:value="58.75">
            <text:p>58,75</text:p>
          </table:table-cell>
          <table:table-cell office:value-type="float" office:value="51.86">
            <text:p>51,86</text:p>
          </table:table-cell>
          <table:table-cell office:value-type="float" office:value="69.99">
            <text:p>69,99</text:p>
          </table:table-cell>
          <table:table-cell office:value-type="float" office:value="45.48">
            <text:p>45,48</text:p>
          </table:table-cell>
          <table:table-cell office:value-type="float" office:value="70.02">
            <text:p>70,02</text:p>
          </table:table-cell>
          <table:table-cell office:value-type="float" office:value="43.68">
            <text:p>43,68</text:p>
          </table:table-cell>
          <table:table-cell office:value-type="float" office:value="68.51">
            <text:p>68,51</text:p>
          </table:table-cell>
          <table:table-cell office:value-type="float" office:value="46.21">
            <text:p>46,21</text:p>
          </table:table-cell>
          <table:table-cell office:value-type="float" office:value="66.54">
            <text:p>66,54</text:p>
          </table:table-cell>
        </table:table-row>
        <table:table-row table:style-name="ro1">
          <table:table-cell office:value-type="string">
            <text:p>uniform-linf,0.12,False</text:p>
          </table:table-cell>
          <table:table-cell office:value-type="float" office:value="21.66">
            <text:p>21,66</text:p>
          </table:table-cell>
          <table:table-cell office:value-type="float" office:value="28.74">
            <text:p>28,74</text:p>
          </table:table-cell>
          <table:table-cell office:value-type="float" office:value="23.74">
            <text:p>23,74</text:p>
          </table:table-cell>
          <table:table-cell office:value-type="float" office:value="40.23">
            <text:p>40,23</text:p>
          </table:table-cell>
          <table:table-cell office:value-type="float" office:value="49.93">
            <text:p>49,93</text:p>
          </table:table-cell>
          <table:table-cell office:value-type="float" office:value="39.27">
            <text:p>39,27</text:p>
          </table:table-cell>
          <table:table-cell office:value-type="float" office:value="64.99">
            <text:p>64,99</text:p>
          </table:table-cell>
          <table:table-cell office:value-type="float" office:value="34.08">
            <text:p>34,08</text:p>
          </table:table-cell>
          <table:table-cell office:value-type="float" office:value="64.14">
            <text:p>64,14</text:p>
          </table:table-cell>
          <table:table-cell office:value-type="float" office:value="33.02">
            <text:p>33,02</text:p>
          </table:table-cell>
          <table:table-cell office:value-type="float" office:value="60.49">
            <text:p>60,49</text:p>
          </table:table-cell>
          <table:table-cell office:value-type="float" office:value="34.62">
            <text:p>34,62</text:p>
          </table:table-cell>
          <table:table-cell office:value-type="float" office:value="57.15">
            <text:p>57,15</text:p>
          </table:table-cell>
        </table:table-row>
        <table:table-row table:style-name="ro1">
          <table:table-cell office:value-type="string">
            <text:p>uniform-linf,0.15,False</text:p>
          </table:table-cell>
          <table:table-cell office:value-type="float" office:value="14.21">
            <text:p>14,21</text:p>
          </table:table-cell>
          <table:table-cell office:value-type="float" office:value="21.6">
            <text:p>21,6</text:p>
          </table:table-cell>
          <table:table-cell office:value-type="float" office:value="17.23">
            <text:p>17,23</text:p>
          </table:table-cell>
          <table:table-cell office:value-type="float" office:value="25.63">
            <text:p>25,63</text:p>
          </table:table-cell>
          <table:table-cell office:value-type="float" office:value="36.16">
            <text:p>36,16</text:p>
          </table:table-cell>
          <table:table-cell office:value-type="float" office:value="23.95">
            <text:p>23,95</text:p>
          </table:table-cell>
          <table:table-cell office:value-type="float" office:value="51.01">
            <text:p>51,01</text:p>
          </table:table-cell>
          <table:table-cell office:value-type="float" office:value="21.39">
            <text:p>21,39</text:p>
          </table:table-cell>
          <table:table-cell office:value-type="float" office:value="48.58">
            <text:p>48,58</text:p>
          </table:table-cell>
          <table:table-cell office:value-type="float" office:value="22.41">
            <text:p>22,41</text:p>
          </table:table-cell>
          <table:table-cell office:value-type="float" office:value="42.92">
            <text:p>42,92</text:p>
          </table:table-cell>
          <table:table-cell office:value-type="float" office:value="21.16">
            <text:p>21,16</text:p>
          </table:table-cell>
          <table:table-cell office:value-type="float" office:value="39.6">
            <text:p>39,6</text:p>
          </table:table-cell>
        </table:table-row>
        <table:table-row table:style-name="ro1">
          <table:table-cell office:value-type="string">
            <text:p>uniform-l0.5,25000.0,False</text:p>
          </table:table-cell>
          <table:table-cell office:value-type="float" office:value="75.38">
            <text:p>75,38</text:p>
          </table:table-cell>
          <table:table-cell office:value-type="float" office:value="74.85">
            <text:p>74,85</text:p>
          </table:table-cell>
          <table:table-cell office:value-type="float" office:value="75.27">
            <text:p>75,27</text:p>
          </table:table-cell>
          <table:table-cell office:value-type="float" office:value="74.39">
            <text:p>74,39</text:p>
          </table:table-cell>
          <table:table-cell office:value-type="float" office:value="73.57">
            <text:p>73,57</text:p>
          </table:table-cell>
          <table:table-cell office:value-type="float" office:value="74.39">
            <text:p>74,39</text:p>
          </table:table-cell>
          <table:table-cell office:value-type="float" office:value="70.85">
            <text:p>70,85</text:p>
          </table:table-cell>
          <table:table-cell office:value-type="float" office:value="75.11">
            <text:p>75,11</text:p>
          </table:table-cell>
          <table:table-cell office:value-type="float" office:value="71.08">
            <text:p>71,08</text:p>
          </table:table-cell>
          <table:table-cell office:value-type="float" office:value="75.25">
            <text:p>75,25</text:p>
          </table:table-cell>
          <table:table-cell office:value-type="float" office:value="71.11">
            <text:p>71,11</text:p>
          </table:table-cell>
          <table:table-cell office:value-type="float" office:value="75.31">
            <text:p>75,31</text:p>
          </table:table-cell>
          <table:table-cell office:value-type="float" office:value="71.09">
            <text:p>71,09</text:p>
          </table:table-cell>
        </table:table-row>
        <table:table-row table:style-name="ro1">
          <table:table-cell office:value-type="string">
            <text:p>uniform-l0.5,50000.0,False</text:p>
          </table:table-cell>
          <table:table-cell office:value-type="float" office:value="71.11">
            <text:p>71,11</text:p>
          </table:table-cell>
          <table:table-cell office:value-type="float" office:value="72.15">
            <text:p>72,15</text:p>
          </table:table-cell>
          <table:table-cell office:value-type="float" office:value="72.88">
            <text:p>72,88</text:p>
          </table:table-cell>
          <table:table-cell office:value-type="float" office:value="74.56">
            <text:p>74,56</text:p>
          </table:table-cell>
          <table:table-cell office:value-type="float" office:value="73.79">
            <text:p>73,79</text:p>
          </table:table-cell>
          <table:table-cell office:value-type="float" office:value="74.7">
            <text:p>74,7</text:p>
          </table:table-cell>
          <table:table-cell office:value-type="float" office:value="71.25">
            <text:p>71,25</text:p>
          </table:table-cell>
          <table:table-cell office:value-type="float" office:value="75.24">
            <text:p>75,24</text:p>
          </table:table-cell>
          <table:table-cell office:value-type="float" office:value="71.35">
            <text:p>71,35</text:p>
          </table:table-cell>
          <table:table-cell office:value-type="float" office:value="75.55">
            <text:p>75,55</text:p>
          </table:table-cell>
          <table:table-cell office:value-type="float" office:value="71.56">
            <text:p>71,56</text:p>
          </table:table-cell>
          <table:table-cell office:value-type="float" office:value="75.27">
            <text:p>75,27</text:p>
          </table:table-cell>
          <table:table-cell office:value-type="float" office:value="71.39">
            <text:p>71,39</text:p>
          </table:table-cell>
        </table:table-row>
        <table:table-row table:style-name="ro1">
          <table:table-cell office:value-type="string">
            <text:p>uniform-l0.5,75000.0,False</text:p>
          </table:table-cell>
          <table:table-cell office:value-type="float" office:value="65.56">
            <text:p>65,56</text:p>
          </table:table-cell>
          <table:table-cell office:value-type="float" office:value="68.47">
            <text:p>68,47</text:p>
          </table:table-cell>
          <table:table-cell office:value-type="float" office:value="69.13">
            <text:p>69,13</text:p>
          </table:table-cell>
          <table:table-cell office:value-type="float" office:value="74.45">
            <text:p>74,45</text:p>
          </table:table-cell>
          <table:table-cell office:value-type="float" office:value="73.82">
            <text:p>73,82</text:p>
          </table:table-cell>
          <table:table-cell office:value-type="float" office:value="74.6">
            <text:p>74,6</text:p>
          </table:table-cell>
          <table:table-cell office:value-type="float" office:value="71.36">
            <text:p>71,36</text:p>
          </table:table-cell>
          <table:table-cell office:value-type="float" office:value="74.52">
            <text:p>74,52</text:p>
          </table:table-cell>
          <table:table-cell office:value-type="float" office:value="71.49">
            <text:p>71,49</text:p>
          </table:table-cell>
          <table:table-cell office:value-type="float" office:value="74.37">
            <text:p>74,37</text:p>
          </table:table-cell>
          <table:table-cell office:value-type="float" office:value="71.59">
            <text:p>71,59</text:p>
          </table:table-cell>
          <table:table-cell office:value-type="float" office:value="74.73">
            <text:p>74,73</text:p>
          </table:table-cell>
          <table:table-cell office:value-type="float" office:value="71.86">
            <text:p>71,86</text:p>
          </table:table-cell>
        </table:table-row>
        <table:table-row table:style-name="ro1">
          <table:table-cell office:value-type="string">
            <text:p>uniform-l0.5,100000.0,False</text:p>
          </table:table-cell>
          <table:table-cell office:value-type="float" office:value="59.71">
            <text:p>59,71</text:p>
          </table:table-cell>
          <table:table-cell office:value-type="float" office:value="64.98">
            <text:p>64,98</text:p>
          </table:table-cell>
          <table:table-cell office:value-type="float" office:value="64.67">
            <text:p>64,67</text:p>
          </table:table-cell>
          <table:table-cell office:value-type="float" office:value="73.76">
            <text:p>73,76</text:p>
          </table:table-cell>
          <table:table-cell office:value-type="float" office:value="73.54">
            <text:p>73,54</text:p>
          </table:table-cell>
          <table:table-cell office:value-type="float" office:value="73.94">
            <text:p>73,94</text:p>
          </table:table-cell>
          <table:table-cell office:value-type="float" office:value="71.63">
            <text:p>71,63</text:p>
          </table:table-cell>
          <table:table-cell office:value-type="float" office:value="72.72">
            <text:p>72,72</text:p>
          </table:table-cell>
          <table:table-cell office:value-type="float" office:value="71.84">
            <text:p>71,84</text:p>
          </table:table-cell>
          <table:table-cell office:value-type="float" office:value="72.05">
            <text:p>72,05</text:p>
          </table:table-cell>
          <table:table-cell office:value-type="float" office:value="72.25">
            <text:p>72,25</text:p>
          </table:table-cell>
          <table:table-cell office:value-type="float" office:value="72.81">
            <text:p>72,81</text:p>
          </table:table-cell>
          <table:table-cell office:value-type="float" office:value="72.08">
            <text:p>72,08</text:p>
          </table:table-cell>
        </table:table-row>
        <table:table-row table:style-name="ro1">
          <table:table-cell office:value-type="string">
            <text:p>uniform-l0.5,150000.0,False</text:p>
          </table:table-cell>
          <table:table-cell office:value-type="float" office:value="47.27">
            <text:p>47,27</text:p>
          </table:table-cell>
          <table:table-cell office:value-type="float" office:value="58.45">
            <text:p>58,45</text:p>
          </table:table-cell>
          <table:table-cell office:value-type="float" office:value="55.98">
            <text:p>55,98</text:p>
          </table:table-cell>
          <table:table-cell office:value-type="float" office:value="68.56">
            <text:p>68,56</text:p>
          </table:table-cell>
          <table:table-cell office:value-type="float" office:value="73.04">
            <text:p>73,04</text:p>
          </table:table-cell>
          <table:table-cell office:value-type="float" office:value="68.76">
            <text:p>68,76</text:p>
          </table:table-cell>
          <table:table-cell office:value-type="float" office:value="72.05">
            <text:p>72,05</text:p>
          </table:table-cell>
          <table:table-cell office:value-type="float" office:value="64.72">
            <text:p>64,72</text:p>
          </table:table-cell>
          <table:table-cell office:value-type="float" office:value="72.31">
            <text:p>72,31</text:p>
          </table:table-cell>
          <table:table-cell office:value-type="float" office:value="62.33">
            <text:p>62,33</text:p>
          </table:table-cell>
          <table:table-cell office:value-type="float" office:value="72.26">
            <text:p>72,26</text:p>
          </table:table-cell>
          <table:table-cell office:value-type="float" office:value="65.36">
            <text:p>65,36</text:p>
          </table:table-cell>
          <table:table-cell office:value-type="float" office:value="71.73">
            <text:p>71,73</text:p>
          </table:table-cell>
        </table:table-row>
        <table:table-row table:style-name="ro1">
          <table:table-cell office:value-type="string">
            <text:p>uniform-l0.5,200000.0,False</text:p>
          </table:table-cell>
          <table:table-cell office:value-type="float" office:value="36.16">
            <text:p>36,16</text:p>
          </table:table-cell>
          <table:table-cell office:value-type="float" office:value="52.71">
            <text:p>52,71</text:p>
          </table:table-cell>
          <table:table-cell office:value-type="float" office:value="48.64">
            <text:p>48,64</text:p>
          </table:table-cell>
          <table:table-cell office:value-type="float" office:value="59.28">
            <text:p>59,28</text:p>
          </table:table-cell>
          <table:table-cell office:value-type="float" office:value="71.71">
            <text:p>71,71</text:p>
          </table:table-cell>
          <table:table-cell office:value-type="float" office:value="57.77">
            <text:p>57,77</text:p>
          </table:table-cell>
          <table:table-cell office:value-type="float" office:value="70.42">
            <text:p>70,42</text:p>
          </table:table-cell>
          <table:table-cell office:value-type="float" office:value="52.19">
            <text:p>52,19</text:p>
          </table:table-cell>
          <table:table-cell office:value-type="float" office:value="70.08">
            <text:p>70,08</text:p>
          </table:table-cell>
          <table:table-cell office:value-type="float" office:value="49.24">
            <text:p>49,24</text:p>
          </table:table-cell>
          <table:table-cell office:value-type="float" office:value="68.82">
            <text:p>68,82</text:p>
          </table:table-cell>
          <table:table-cell office:value-type="float" office:value="52.99">
            <text:p>52,99</text:p>
          </table:table-cell>
          <table:table-cell office:value-type="float" office:value="67.6">
            <text:p>67,6</text:p>
          </table:table-cell>
        </table:table-row>
        <table:table-row table:style-name="ro1">
          <table:table-cell office:value-type="string">
            <text:p>uniform-l0.5,250000.0,False</text:p>
          </table:table-cell>
          <table:table-cell office:value-type="float" office:value="26.23">
            <text:p>26,23</text:p>
          </table:table-cell>
          <table:table-cell office:value-type="float" office:value="46.41">
            <text:p>46,41</text:p>
          </table:table-cell>
          <table:table-cell office:value-type="float" office:value="42.07">
            <text:p>42,07</text:p>
          </table:table-cell>
          <table:table-cell office:value-type="float" office:value="47.51">
            <text:p>47,51</text:p>
          </table:table-cell>
          <table:table-cell office:value-type="float" office:value="69.97">
            <text:p>69,97</text:p>
          </table:table-cell>
          <table:table-cell office:value-type="float" office:value="44.99">
            <text:p>44,99</text:p>
          </table:table-cell>
          <table:table-cell office:value-type="float" office:value="66.83">
            <text:p>66,83</text:p>
          </table:table-cell>
          <table:table-cell office:value-type="float" office:value="39.77">
            <text:p>39,77</text:p>
          </table:table-cell>
          <table:table-cell office:value-type="float" office:value="64.51">
            <text:p>64,51</text:p>
          </table:table-cell>
          <table:table-cell office:value-type="float" office:value="38.3">
            <text:p>38,3</text:p>
          </table:table-cell>
          <table:table-cell office:value-type="float" office:value="61.31">
            <text:p>61,31</text:p>
          </table:table-cell>
          <table:table-cell office:value-type="float" office:value="40.87">
            <text:p>40,87</text:p>
          </table:table-cell>
          <table:table-cell office:value-type="float" office:value="59.33">
            <text:p>59,33</text:p>
          </table:table-cell>
        </table:table-row>
        <table:table-row table:style-name="ro1">
          <table:table-cell office:value-type="string">
            <text:p>uniform-l0.5,300000.0,False</text:p>
          </table:table-cell>
          <table:table-cell office:value-type="float" office:value="19.3">
            <text:p>19,3</text:p>
          </table:table-cell>
          <table:table-cell office:value-type="float" office:value="41.48">
            <text:p>41,48</text:p>
          </table:table-cell>
          <table:table-cell office:value-type="float" office:value="37.03">
            <text:p>37,03</text:p>
          </table:table-cell>
          <table:table-cell office:value-type="float" office:value="37.33">
            <text:p>37,33</text:p>
          </table:table-cell>
          <table:table-cell office:value-type="float" office:value="67.65">
            <text:p>67,65</text:p>
          </table:table-cell>
          <table:table-cell office:value-type="float" office:value="34.13">
            <text:p>34,13</text:p>
          </table:table-cell>
          <table:table-cell office:value-type="float" office:value="59.74">
            <text:p>59,74</text:p>
          </table:table-cell>
          <table:table-cell office:value-type="float" office:value="30.24">
            <text:p>30,24</text:p>
          </table:table-cell>
          <table:table-cell office:value-type="float" office:value="55.77">
            <text:p>55,77</text:p>
          </table:table-cell>
          <table:table-cell office:value-type="float" office:value="28.77">
            <text:p>28,77</text:p>
          </table:table-cell>
          <table:table-cell office:value-type="float" office:value="51.03">
            <text:p>51,03</text:p>
          </table:table-cell>
          <table:table-cell office:value-type="float" office:value="29.9">
            <text:p>29,9</text:p>
          </table:table-cell>
          <table:table-cell office:value-type="float" office:value="48.51">
            <text:p>48,51</text:p>
          </table:table-cell>
        </table:table-row>
        <table:table-row table:style-name="ro1">
          <table:table-cell office:value-type="string">
            <text:p>uniform-l0.5,350000.0,False</text:p>
          </table:table-cell>
          <table:table-cell office:value-type="float" office:value="15.81">
            <text:p>15,81</text:p>
          </table:table-cell>
          <table:table-cell office:value-type="float" office:value="36.97">
            <text:p>36,97</text:p>
          </table:table-cell>
          <table:table-cell office:value-type="float" office:value="32.87">
            <text:p>32,87</text:p>
          </table:table-cell>
          <table:table-cell office:value-type="float" office:value="27.76">
            <text:p>27,76</text:p>
          </table:table-cell>
          <table:table-cell office:value-type="float" office:value="63.5">
            <text:p>63,5</text:p>
          </table:table-cell>
          <table:table-cell office:value-type="float" office:value="24.86">
            <text:p>24,86</text:p>
          </table:table-cell>
          <table:table-cell office:value-type="float" office:value="50.32">
            <text:p>50,32</text:p>
          </table:table-cell>
          <table:table-cell office:value-type="float" office:value="22.73">
            <text:p>22,73</text:p>
          </table:table-cell>
          <table:table-cell office:value-type="float" office:value="45.73">
            <text:p>45,73</text:p>
          </table:table-cell>
          <table:table-cell office:value-type="float" office:value="22.71">
            <text:p>22,71</text:p>
          </table:table-cell>
          <table:table-cell office:value-type="float" office:value="40.6">
            <text:p>40,6</text:p>
          </table:table-cell>
          <table:table-cell office:value-type="float" office:value="22.44">
            <text:p>22,44</text:p>
          </table:table-cell>
          <table:table-cell office:value-type="float" office:value="38.13">
            <text:p>38,13</text:p>
          </table:table-cell>
        </table:table-row>
        <table:table-row table:style-name="ro1">
          <table:table-cell office:value-type="string">
            <text:p>uniform-l0.5,400000.0,False</text:p>
          </table:table-cell>
          <table:table-cell office:value-type="float" office:value="12.36">
            <text:p>12,36</text:p>
          </table:table-cell>
          <table:table-cell office:value-type="float" office:value="33.12">
            <text:p>33,12</text:p>
          </table:table-cell>
          <table:table-cell office:value-type="float" office:value="30.2">
            <text:p>30,2</text:p>
          </table:table-cell>
          <table:table-cell office:value-type="float" office:value="21.43">
            <text:p>21,43</text:p>
          </table:table-cell>
          <table:table-cell office:value-type="float" office:value="58.62">
            <text:p>58,62</text:p>
          </table:table-cell>
          <table:table-cell office:value-type="float" office:value="18.71">
            <text:p>18,71</text:p>
          </table:table-cell>
          <table:table-cell office:value-type="float" office:value="40.88">
            <text:p>40,88</text:p>
          </table:table-cell>
          <table:table-cell office:value-type="float" office:value="17.16">
            <text:p>17,16</text:p>
          </table:table-cell>
          <table:table-cell office:value-type="float" office:value="35.46">
            <text:p>35,46</text:p>
          </table:table-cell>
          <table:table-cell office:value-type="float" office:value="17.71">
            <text:p>17,71</text:p>
          </table:table-cell>
          <table:table-cell office:value-type="float" office:value="30.93">
            <text:p>30,93</text:p>
          </table:table-cell>
          <table:table-cell office:value-type="float" office:value="17.01">
            <text:p>17,01</text:p>
          </table:table-cell>
          <table:table-cell office:value-type="float" office:value="28.41">
            <text:p>28,41</text:p>
          </table:table-cell>
        </table:table-row>
        <table:table-row table:style-name="ro1">
          <table:table-cell office:value-type="string">
            <text:p>uniform-l1,12.5,False</text:p>
          </table:table-cell>
          <table:table-cell office:value-type="float" office:value="75.6">
            <text:p>75,6</text:p>
          </table:table-cell>
          <table:table-cell office:value-type="float" office:value="75.17">
            <text:p>75,17</text:p>
          </table:table-cell>
          <table:table-cell office:value-type="float" office:value="75.83">
            <text:p>75,83</text:p>
          </table:table-cell>
          <table:table-cell office:value-type="float" office:value="74.58">
            <text:p>74,58</text:p>
          </table:table-cell>
          <table:table-cell office:value-type="float" office:value="73.65">
            <text:p>73,65</text:p>
          </table:table-cell>
          <table:table-cell office:value-type="float" office:value="74.45">
            <text:p>74,45</text:p>
          </table:table-cell>
          <table:table-cell office:value-type="float" office:value="70.94">
            <text:p>70,94</text:p>
          </table:table-cell>
          <table:table-cell office:value-type="float" office:value="75.18">
            <text:p>75,18</text:p>
          </table:table-cell>
          <table:table-cell office:value-type="float" office:value="71.12">
            <text:p>71,12</text:p>
          </table:table-cell>
          <table:table-cell office:value-type="float" office:value="75.23">
            <text:p>75,23</text:p>
          </table:table-cell>
          <table:table-cell office:value-type="float" office:value="71.03">
            <text:p>71,03</text:p>
          </table:table-cell>
          <table:table-cell office:value-type="float" office:value="74.93">
            <text:p>74,93</text:p>
          </table:table-cell>
          <table:table-cell office:value-type="float" office:value="71.17">
            <text:p>71,17</text:p>
          </table:table-cell>
        </table:table-row>
        <table:table-row table:style-name="ro1">
          <table:table-cell office:value-type="string">
            <text:p>uniform-l1,25.0,False</text:p>
          </table:table-cell>
          <table:table-cell office:value-type="float" office:value="72.46">
            <text:p>72,46</text:p>
          </table:table-cell>
          <table:table-cell office:value-type="float" office:value="72.74">
            <text:p>72,74</text:p>
          </table:table-cell>
          <table:table-cell office:value-type="float" office:value="73.67">
            <text:p>73,67</text:p>
          </table:table-cell>
          <table:table-cell office:value-type="float" office:value="74.63">
            <text:p>74,63</text:p>
          </table:table-cell>
          <table:table-cell office:value-type="float" office:value="73.58">
            <text:p>73,58</text:p>
          </table:table-cell>
          <table:table-cell office:value-type="float" office:value="74.77">
            <text:p>74,77</text:p>
          </table:table-cell>
          <table:table-cell office:value-type="float" office:value="71.03">
            <text:p>71,03</text:p>
          </table:table-cell>
          <table:table-cell office:value-type="float" office:value="75.14">
            <text:p>75,14</text:p>
          </table:table-cell>
          <table:table-cell office:value-type="float" office:value="71.28">
            <text:p>71,28</text:p>
          </table:table-cell>
          <table:table-cell office:value-type="float" office:value="75.37">
            <text:p>75,37</text:p>
          </table:table-cell>
          <table:table-cell office:value-type="float" office:value="71.28">
            <text:p>71,28</text:p>
          </table:table-cell>
          <table:table-cell office:value-type="float" office:value="75.2">
            <text:p>75,2</text:p>
          </table:table-cell>
          <table:table-cell office:value-type="float" office:value="71.24">
            <text:p>71,24</text:p>
          </table:table-cell>
        </table:table-row>
        <table:table-row table:style-name="ro1">
          <table:table-cell office:value-type="string">
            <text:p>uniform-l1,37.5,False</text:p>
          </table:table-cell>
          <table:table-cell office:value-type="float" office:value="67.8">
            <text:p>67,8</text:p>
          </table:table-cell>
          <table:table-cell office:value-type="float" office:value="68.85">
            <text:p>68,85</text:p>
          </table:table-cell>
          <table:table-cell office:value-type="float" office:value="69.94">
            <text:p>69,94</text:p>
          </table:table-cell>
          <table:table-cell office:value-type="float" office:value="74.53">
            <text:p>74,53</text:p>
          </table:table-cell>
          <table:table-cell office:value-type="float" office:value="73.83">
            <text:p>73,83</text:p>
          </table:table-cell>
          <table:table-cell office:value-type="float" office:value="74.83">
            <text:p>74,83</text:p>
          </table:table-cell>
          <table:table-cell office:value-type="float" office:value="71.37">
            <text:p>71,37</text:p>
          </table:table-cell>
          <table:table-cell office:value-type="float" office:value="75.15">
            <text:p>75,15</text:p>
          </table:table-cell>
          <table:table-cell office:value-type="float" office:value="71.29">
            <text:p>71,29</text:p>
          </table:table-cell>
          <table:table-cell office:value-type="float" office:value="74.99">
            <text:p>74,99</text:p>
          </table:table-cell>
          <table:table-cell office:value-type="float" office:value="71.41">
            <text:p>71,41</text:p>
          </table:table-cell>
          <table:table-cell office:value-type="float" office:value="75.05">
            <text:p>75,05</text:p>
          </table:table-cell>
          <table:table-cell office:value-type="float" office:value="71.63">
            <text:p>71,63</text:p>
          </table:table-cell>
        </table:table-row>
        <table:table-row table:style-name="ro1">
          <table:table-cell office:value-type="string">
            <text:p>uniform-l1,50.0,False</text:p>
          </table:table-cell>
          <table:table-cell office:value-type="float" office:value="62.66">
            <text:p>62,66</text:p>
          </table:table-cell>
          <table:table-cell office:value-type="float" office:value="65.17">
            <text:p>65,17</text:p>
          </table:table-cell>
          <table:table-cell office:value-type="float" office:value="65.59">
            <text:p>65,59</text:p>
          </table:table-cell>
          <table:table-cell office:value-type="float" office:value="74.38">
            <text:p>74,38</text:p>
          </table:table-cell>
          <table:table-cell office:value-type="float" office:value="73.71">
            <text:p>73,71</text:p>
          </table:table-cell>
          <table:table-cell office:value-type="float" office:value="74.47">
            <text:p>74,47</text:p>
          </table:table-cell>
          <table:table-cell office:value-type="float" office:value="71.7">
            <text:p>71,7</text:p>
          </table:table-cell>
          <table:table-cell office:value-type="float" office:value="74.21">
            <text:p>74,21</text:p>
          </table:table-cell>
          <table:table-cell office:value-type="float" office:value="71.71">
            <text:p>71,71</text:p>
          </table:table-cell>
          <table:table-cell office:value-type="float" office:value="73.59">
            <text:p>73,59</text:p>
          </table:table-cell>
          <table:table-cell office:value-type="float" office:value="71.82">
            <text:p>71,82</text:p>
          </table:table-cell>
          <table:table-cell office:value-type="float" office:value="74.63">
            <text:p>74,63</text:p>
          </table:table-cell>
          <table:table-cell office:value-type="float" office:value="71.76">
            <text:p>71,76</text:p>
          </table:table-cell>
        </table:table-row>
        <table:table-row table:style-name="ro1">
          <table:table-cell office:value-type="string">
            <text:p>uniform-l1,75.0,False</text:p>
          </table:table-cell>
          <table:table-cell office:value-type="float" office:value="51.55">
            <text:p>51,55</text:p>
          </table:table-cell>
          <table:table-cell office:value-type="float" office:value="57.21">
            <text:p>57,21</text:p>
          </table:table-cell>
          <table:table-cell office:value-type="float" office:value="55.16">
            <text:p>55,16</text:p>
          </table:table-cell>
          <table:table-cell office:value-type="float" office:value="71.31">
            <text:p>71,31</text:p>
          </table:table-cell>
          <table:table-cell office:value-type="float" office:value="72.56">
            <text:p>72,56</text:p>
          </table:table-cell>
          <table:table-cell office:value-type="float" office:value="71.96">
            <text:p>71,96</text:p>
          </table:table-cell>
          <table:table-cell office:value-type="float" office:value="71.99">
            <text:p>71,99</text:p>
          </table:table-cell>
          <table:table-cell office:value-type="float" office:value="68.99">
            <text:p>68,99</text:p>
          </table:table-cell>
          <table:table-cell office:value-type="float" office:value="71.92">
            <text:p>71,92</text:p>
          </table:table-cell>
          <table:table-cell office:value-type="float" office:value="67.73">
            <text:p>67,73</text:p>
          </table:table-cell>
          <table:table-cell office:value-type="float" office:value="72.68">
            <text:p>72,68</text:p>
          </table:table-cell>
          <table:table-cell office:value-type="float" office:value="70.08">
            <text:p>70,08</text:p>
          </table:table-cell>
          <table:table-cell office:value-type="float" office:value="72.42">
            <text:p>72,42</text:p>
          </table:table-cell>
        </table:table-row>
        <table:table-row table:style-name="ro1">
          <table:table-cell office:value-type="string">
            <text:p>uniform-l1,100.0,False</text:p>
          </table:table-cell>
          <table:table-cell office:value-type="float" office:value="40.9">
            <text:p>40,9</text:p>
          </table:table-cell>
          <table:table-cell office:value-type="float" office:value="49.3">
            <text:p>49,3</text:p>
          </table:table-cell>
          <table:table-cell office:value-type="float" office:value="46.3">
            <text:p>46,3</text:p>
          </table:table-cell>
          <table:table-cell office:value-type="float" office:value="64.62">
            <text:p>64,62</text:p>
          </table:table-cell>
          <table:table-cell office:value-type="float" office:value="71.37">
            <text:p>71,37</text:p>
          </table:table-cell>
          <table:table-cell office:value-type="float" office:value="65.31">
            <text:p>65,31</text:p>
          </table:table-cell>
          <table:table-cell office:value-type="float" office:value="72.15">
            <text:p>72,15</text:p>
          </table:table-cell>
          <table:table-cell office:value-type="float" office:value="59.86">
            <text:p>59,86</text:p>
          </table:table-cell>
          <table:table-cell office:value-type="float" office:value="71.7">
            <text:p>71,7</text:p>
          </table:table-cell>
          <table:table-cell office:value-type="float" office:value="56.61">
            <text:p>56,61</text:p>
          </table:table-cell>
          <table:table-cell office:value-type="float" office:value="71.79">
            <text:p>71,79</text:p>
          </table:table-cell>
          <table:table-cell office:value-type="float" office:value="61.25">
            <text:p>61,25</text:p>
          </table:table-cell>
          <table:table-cell office:value-type="float" office:value="71.4">
            <text:p>71,4</text:p>
          </table:table-cell>
        </table:table-row>
        <table:table-row table:style-name="ro1">
          <table:table-cell office:value-type="string">
            <text:p>uniform-l1,125.0,False</text:p>
          </table:table-cell>
          <table:table-cell office:value-type="float" office:value="31.86">
            <text:p>31,86</text:p>
          </table:table-cell>
          <table:table-cell office:value-type="float" office:value="43.23">
            <text:p>43,23</text:p>
          </table:table-cell>
          <table:table-cell office:value-type="float" office:value="38.1">
            <text:p>38,1</text:p>
          </table:table-cell>
          <table:table-cell office:value-type="float" office:value="54.62">
            <text:p>54,62</text:p>
          </table:table-cell>
          <table:table-cell office:value-type="float" office:value="68.79">
            <text:p>68,79</text:p>
          </table:table-cell>
          <table:table-cell office:value-type="float" office:value="53.62">
            <text:p>53,62</text:p>
          </table:table-cell>
          <table:table-cell office:value-type="float" office:value="70.17">
            <text:p>70,17</text:p>
          </table:table-cell>
          <table:table-cell office:value-type="float" office:value="47.61">
            <text:p>47,61</text:p>
          </table:table-cell>
          <table:table-cell office:value-type="float" office:value="70.03">
            <text:p>70,03</text:p>
          </table:table-cell>
          <table:table-cell office:value-type="float" office:value="45.52">
            <text:p>45,52</text:p>
          </table:table-cell>
          <table:table-cell office:value-type="float" office:value="68.64">
            <text:p>68,64</text:p>
          </table:table-cell>
          <table:table-cell office:value-type="float" office:value="48.53">
            <text:p>48,53</text:p>
          </table:table-cell>
          <table:table-cell office:value-type="float" office:value="66.86">
            <text:p>66,86</text:p>
          </table:table-cell>
        </table:table-row>
        <table:table-row table:style-name="ro1">
          <table:table-cell office:value-type="string">
            <text:p>uniform-l1,150.0,False</text:p>
          </table:table-cell>
          <table:table-cell office:value-type="float" office:value="23.85">
            <text:p>23,85</text:p>
          </table:table-cell>
          <table:table-cell office:value-type="float" office:value="37.34">
            <text:p>37,34</text:p>
          </table:table-cell>
          <table:table-cell office:value-type="float" office:value="31.8">
            <text:p>31,8</text:p>
          </table:table-cell>
          <table:table-cell office:value-type="float" office:value="43.63">
            <text:p>43,63</text:p>
          </table:table-cell>
          <table:table-cell office:value-type="float" office:value="64.27">
            <text:p>64,27</text:p>
          </table:table-cell>
          <table:table-cell office:value-type="float" office:value="42.03">
            <text:p>42,03</text:p>
          </table:table-cell>
          <table:table-cell office:value-type="float" office:value="65.84">
            <text:p>65,84</text:p>
          </table:table-cell>
          <table:table-cell office:value-type="float" office:value="37.28">
            <text:p>37,28</text:p>
          </table:table-cell>
          <table:table-cell office:value-type="float" office:value="64.56">
            <text:p>64,56</text:p>
          </table:table-cell>
          <table:table-cell office:value-type="float" office:value="35.32">
            <text:p>35,32</text:p>
          </table:table-cell>
          <table:table-cell office:value-type="float" office:value="61.5">
            <text:p>61,5</text:p>
          </table:table-cell>
          <table:table-cell office:value-type="float" office:value="37.42">
            <text:p>37,42</text:p>
          </table:table-cell>
          <table:table-cell office:value-type="float" office:value="58.41">
            <text:p>58,41</text:p>
          </table:table-cell>
        </table:table-row>
        <table:table-row table:style-name="ro1">
          <table:table-cell office:value-type="string">
            <text:p>uniform-l1,175.0,False</text:p>
          </table:table-cell>
          <table:table-cell office:value-type="float" office:value="18.14">
            <text:p>18,14</text:p>
          </table:table-cell>
          <table:table-cell office:value-type="float" office:value="32.33">
            <text:p>32,33</text:p>
          </table:table-cell>
          <table:table-cell office:value-type="float" office:value="26.93">
            <text:p>26,93</text:p>
          </table:table-cell>
          <table:table-cell office:value-type="float" office:value="33.37">
            <text:p>33,37</text:p>
          </table:table-cell>
          <table:table-cell office:value-type="float" office:value="58.65">
            <text:p>58,65</text:p>
          </table:table-cell>
          <table:table-cell office:value-type="float" office:value="31.34">
            <text:p>31,34</text:p>
          </table:table-cell>
          <table:table-cell office:value-type="float" office:value="58.43">
            <text:p>58,43</text:p>
          </table:table-cell>
          <table:table-cell office:value-type="float" office:value="27.64">
            <text:p>27,64</text:p>
          </table:table-cell>
          <table:table-cell office:value-type="float" office:value="56.04">
            <text:p>56,04</text:p>
          </table:table-cell>
          <table:table-cell office:value-type="float" office:value="27.75">
            <text:p>27,75</text:p>
          </table:table-cell>
          <table:table-cell office:value-type="float" office:value="51.06">
            <text:p>51,06</text:p>
          </table:table-cell>
          <table:table-cell office:value-type="float" office:value="27.8">
            <text:p>27,8</text:p>
          </table:table-cell>
          <table:table-cell office:value-type="float" office:value="48.33">
            <text:p>48,33</text:p>
          </table:table-cell>
        </table:table-row>
        <table:table-row table:style-name="ro1">
          <table:table-cell office:value-type="string">
            <text:p>uniform-l1,200.0,False</text:p>
          </table:table-cell>
          <table:table-cell office:value-type="float" office:value="14.62">
            <text:p>14,62</text:p>
          </table:table-cell>
          <table:table-cell office:value-type="float" office:value="27.61">
            <text:p>27,61</text:p>
          </table:table-cell>
          <table:table-cell office:value-type="float" office:value="23.4">
            <text:p>23,4</text:p>
          </table:table-cell>
          <table:table-cell office:value-type="float" office:value="25.46">
            <text:p>25,46</text:p>
          </table:table-cell>
          <table:table-cell office:value-type="float" office:value="51.9">
            <text:p>51,9</text:p>
          </table:table-cell>
          <table:table-cell office:value-type="float" office:value="23.56">
            <text:p>23,56</text:p>
          </table:table-cell>
          <table:table-cell office:value-type="float" office:value="49.41">
            <text:p>49,41</text:p>
          </table:table-cell>
          <table:table-cell office:value-type="float" office:value="21.06">
            <text:p>21,06</text:p>
          </table:table-cell>
          <table:table-cell office:value-type="float" office:value="46.12">
            <text:p>46,12</text:p>
          </table:table-cell>
          <table:table-cell office:value-type="float" office:value="21.43">
            <text:p>21,43</text:p>
          </table:table-cell>
          <table:table-cell office:value-type="float" office:value="40.54">
            <text:p>40,54</text:p>
          </table:table-cell>
          <table:table-cell office:value-type="float" office:value="20.85">
            <text:p>20,85</text:p>
          </table:table-cell>
          <table:table-cell office:value-type="float" office:value="37.91">
            <text:p>37,91</text:p>
          </table:table-cell>
        </table:table-row>
        <table:table-row table:style-name="ro1">
          <table:table-cell office:value-type="string">
            <text:p>uniform-l2,0.25,False</text:p>
          </table:table-cell>
          <table:table-cell office:value-type="float" office:value="76.14">
            <text:p>76,14</text:p>
          </table:table-cell>
          <table:table-cell office:value-type="float" office:value="75.48">
            <text:p>75,48</text:p>
          </table:table-cell>
          <table:table-cell office:value-type="float" office:value="76">
            <text:p>76</text:p>
          </table:table-cell>
          <table:table-cell office:value-type="float" office:value="74.16">
            <text:p>74,16</text:p>
          </table:table-cell>
          <table:table-cell office:value-type="float" office:value="73.7">
            <text:p>73,7</text:p>
          </table:table-cell>
          <table:table-cell office:value-type="float" office:value="74.34">
            <text:p>74,34</text:p>
          </table:table-cell>
          <table:table-cell office:value-type="float" office:value="70.71">
            <text:p>70,71</text:p>
          </table:table-cell>
          <table:table-cell office:value-type="float" office:value="75.21">
            <text:p>75,21</text:p>
          </table:table-cell>
          <table:table-cell office:value-type="float" office:value="71.11">
            <text:p>71,11</text:p>
          </table:table-cell>
          <table:table-cell office:value-type="float" office:value="75.37">
            <text:p>75,37</text:p>
          </table:table-cell>
          <table:table-cell office:value-type="float" office:value="71.1">
            <text:p>71,1</text:p>
          </table:table-cell>
          <table:table-cell office:value-type="float" office:value="74.97">
            <text:p>74,97</text:p>
          </table:table-cell>
          <table:table-cell office:value-type="float" office:value="71.21">
            <text:p>71,21</text:p>
          </table:table-cell>
        </table:table-row>
        <table:table-row table:style-name="ro1">
          <table:table-cell office:value-type="string">
            <text:p>uniform-l2,0.5,False</text:p>
          </table:table-cell>
          <table:table-cell office:value-type="float" office:value="73.8">
            <text:p>73,8</text:p>
          </table:table-cell>
          <table:table-cell office:value-type="float" office:value="74.03">
            <text:p>74,03</text:p>
          </table:table-cell>
          <table:table-cell office:value-type="float" office:value="74.67">
            <text:p>74,67</text:p>
          </table:table-cell>
          <table:table-cell office:value-type="float" office:value="74.5">
            <text:p>74,5</text:p>
          </table:table-cell>
          <table:table-cell office:value-type="float" office:value="73.65">
            <text:p>73,65</text:p>
          </table:table-cell>
          <table:table-cell office:value-type="float" office:value="74.48">
            <text:p>74,48</text:p>
          </table:table-cell>
          <table:table-cell office:value-type="float" office:value="70.81">
            <text:p>70,81</text:p>
          </table:table-cell>
          <table:table-cell office:value-type="float" office:value="75.3">
            <text:p>75,3</text:p>
          </table:table-cell>
          <table:table-cell office:value-type="float" office:value="71.07">
            <text:p>71,07</text:p>
          </table:table-cell>
          <table:table-cell office:value-type="float" office:value="75.57">
            <text:p>75,57</text:p>
          </table:table-cell>
          <table:table-cell office:value-type="float" office:value="71.1">
            <text:p>71,1</text:p>
          </table:table-cell>
          <table:table-cell office:value-type="float" office:value="75.06">
            <text:p>75,06</text:p>
          </table:table-cell>
          <table:table-cell office:value-type="float" office:value="71.15">
            <text:p>71,15</text:p>
          </table:table-cell>
        </table:table-row>
        <table:table-row table:style-name="ro1">
          <table:table-cell office:value-type="string">
            <text:p>uniform-l2,0.75,False</text:p>
          </table:table-cell>
          <table:table-cell office:value-type="float" office:value="70.29">
            <text:p>70,29</text:p>
          </table:table-cell>
          <table:table-cell office:value-type="float" office:value="71.22">
            <text:p>71,22</text:p>
          </table:table-cell>
          <table:table-cell office:value-type="float" office:value="72.32">
            <text:p>72,32</text:p>
          </table:table-cell>
          <table:table-cell office:value-type="float" office:value="74.58">
            <text:p>74,58</text:p>
          </table:table-cell>
          <table:table-cell office:value-type="float" office:value="73.63">
            <text:p>73,63</text:p>
          </table:table-cell>
          <table:table-cell office:value-type="float" office:value="74.61">
            <text:p>74,61</text:p>
          </table:table-cell>
          <table:table-cell office:value-type="float" office:value="71.19">
            <text:p>71,19</text:p>
          </table:table-cell>
          <table:table-cell office:value-type="float" office:value="75.28">
            <text:p>75,28</text:p>
          </table:table-cell>
          <table:table-cell office:value-type="float" office:value="71.19">
            <text:p>71,19</text:p>
          </table:table-cell>
          <table:table-cell office:value-type="float" office:value="75.54">
            <text:p>75,54</text:p>
          </table:table-cell>
          <table:table-cell office:value-type="float" office:value="71.38">
            <text:p>71,38</text:p>
          </table:table-cell>
          <table:table-cell office:value-type="float" office:value="75.17">
            <text:p>75,17</text:p>
          </table:table-cell>
          <table:table-cell office:value-type="float" office:value="71.36">
            <text:p>71,36</text:p>
          </table:table-cell>
        </table:table-row>
        <table:table-row table:style-name="ro1">
          <table:table-cell office:value-type="string">
            <text:p>uniform-l2,1.0,False</text:p>
          </table:table-cell>
          <table:table-cell office:value-type="float" office:value="66.55">
            <text:p>66,55</text:p>
          </table:table-cell>
          <table:table-cell office:value-type="float" office:value="67.87">
            <text:p>67,87</text:p>
          </table:table-cell>
          <table:table-cell office:value-type="float" office:value="68.84">
            <text:p>68,84</text:p>
          </table:table-cell>
          <table:table-cell office:value-type="float" office:value="74.54">
            <text:p>74,54</text:p>
          </table:table-cell>
          <table:table-cell office:value-type="float" office:value="73.6">
            <text:p>73,6</text:p>
          </table:table-cell>
          <table:table-cell office:value-type="float" office:value="74.93">
            <text:p>74,93</text:p>
          </table:table-cell>
          <table:table-cell office:value-type="float" office:value="71.47">
            <text:p>71,47</text:p>
          </table:table-cell>
          <table:table-cell office:value-type="float" office:value="75">
            <text:p>75</text:p>
          </table:table-cell>
          <table:table-cell office:value-type="float" office:value="71.31">
            <text:p>71,31</text:p>
          </table:table-cell>
          <table:table-cell office:value-type="float" office:value="75.05">
            <text:p>75,05</text:p>
          </table:table-cell>
          <table:table-cell office:value-type="float" office:value="71.65">
            <text:p>71,65</text:p>
          </table:table-cell>
          <table:table-cell office:value-type="float" office:value="75.36">
            <text:p>75,36</text:p>
          </table:table-cell>
          <table:table-cell office:value-type="float" office:value="71.62">
            <text:p>71,62</text:p>
          </table:table-cell>
        </table:table-row>
        <table:table-row table:style-name="ro1">
          <table:table-cell office:value-type="string">
            <text:p>uniform-l2,1.5,False</text:p>
          </table:table-cell>
          <table:table-cell office:value-type="float" office:value="57.86">
            <text:p>57,86</text:p>
          </table:table-cell>
          <table:table-cell office:value-type="float" office:value="60.92">
            <text:p>60,92</text:p>
          </table:table-cell>
          <table:table-cell office:value-type="float" office:value="60.19">
            <text:p>60,19</text:p>
          </table:table-cell>
          <table:table-cell office:value-type="float" office:value="73.52">
            <text:p>73,52</text:p>
          </table:table-cell>
          <table:table-cell office:value-type="float" office:value="73.01">
            <text:p>73,01</text:p>
          </table:table-cell>
          <table:table-cell office:value-type="float" office:value="74.46">
            <text:p>74,46</text:p>
          </table:table-cell>
          <table:table-cell office:value-type="float" office:value="71.65">
            <text:p>71,65</text:p>
          </table:table-cell>
          <table:table-cell office:value-type="float" office:value="73.23">
            <text:p>73,23</text:p>
          </table:table-cell>
          <table:table-cell office:value-type="float" office:value="72.12">
            <text:p>72,12</text:p>
          </table:table-cell>
          <table:table-cell office:value-type="float" office:value="72.17">
            <text:p>72,17</text:p>
          </table:table-cell>
          <table:table-cell office:value-type="float" office:value="72.16">
            <text:p>72,16</text:p>
          </table:table-cell>
          <table:table-cell office:value-type="float" office:value="73.36">
            <text:p>73,36</text:p>
          </table:table-cell>
          <table:table-cell office:value-type="float" office:value="71.79">
            <text:p>71,79</text:p>
          </table:table-cell>
        </table:table-row>
        <table:table-row table:style-name="ro1">
          <table:table-cell office:value-type="string">
            <text:p>uniform-l2,2.0,False</text:p>
          </table:table-cell>
          <table:table-cell office:value-type="float" office:value="48.81">
            <text:p>48,81</text:p>
          </table:table-cell>
          <table:table-cell office:value-type="float" office:value="53.48">
            <text:p>53,48</text:p>
          </table:table-cell>
          <table:table-cell office:value-type="float" office:value="50.72">
            <text:p>50,72</text:p>
          </table:table-cell>
          <table:table-cell office:value-type="float" office:value="70.25">
            <text:p>70,25</text:p>
          </table:table-cell>
          <table:table-cell office:value-type="float" office:value="71.88">
            <text:p>71,88</text:p>
          </table:table-cell>
          <table:table-cell office:value-type="float" office:value="71.32">
            <text:p>71,32</text:p>
          </table:table-cell>
          <table:table-cell office:value-type="float" office:value="71.95">
            <text:p>71,95</text:p>
          </table:table-cell>
          <table:table-cell office:value-type="float" office:value="68.2">
            <text:p>68,2</text:p>
          </table:table-cell>
          <table:table-cell office:value-type="float" office:value="72.18">
            <text:p>72,18</text:p>
          </table:table-cell>
          <table:table-cell office:value-type="float" office:value="65.91">
            <text:p>65,91</text:p>
          </table:table-cell>
          <table:table-cell office:value-type="float" office:value="72.72">
            <text:p>72,72</text:p>
          </table:table-cell>
          <table:table-cell office:value-type="float" office:value="69.03">
            <text:p>69,03</text:p>
          </table:table-cell>
          <table:table-cell office:value-type="float" office:value="72.48">
            <text:p>72,48</text:p>
          </table:table-cell>
        </table:table-row>
        <table:table-row table:style-name="ro1">
          <table:table-cell office:value-type="string">
            <text:p>uniform-l2,2.5,False</text:p>
          </table:table-cell>
          <table:table-cell office:value-type="float" office:value="40.36">
            <text:p>40,36</text:p>
          </table:table-cell>
          <table:table-cell office:value-type="float" office:value="46.38">
            <text:p>46,38</text:p>
          </table:table-cell>
          <table:table-cell office:value-type="float" office:value="42.67">
            <text:p>42,67</text:p>
          </table:table-cell>
          <table:table-cell office:value-type="float" office:value="64.17">
            <text:p>64,17</text:p>
          </table:table-cell>
          <table:table-cell office:value-type="float" office:value="69.33">
            <text:p>69,33</text:p>
          </table:table-cell>
          <table:table-cell office:value-type="float" office:value="65.66">
            <text:p>65,66</text:p>
          </table:table-cell>
          <table:table-cell office:value-type="float" office:value="72.28">
            <text:p>72,28</text:p>
          </table:table-cell>
          <table:table-cell office:value-type="float" office:value="59.4">
            <text:p>59,4</text:p>
          </table:table-cell>
          <table:table-cell office:value-type="float" office:value="72.22">
            <text:p>72,22</text:p>
          </table:table-cell>
          <table:table-cell office:value-type="float" office:value="56.8">
            <text:p>56,8</text:p>
          </table:table-cell>
          <table:table-cell office:value-type="float" office:value="72.34">
            <text:p>72,34</text:p>
          </table:table-cell>
          <table:table-cell office:value-type="float" office:value="61.03">
            <text:p>61,03</text:p>
          </table:table-cell>
          <table:table-cell office:value-type="float" office:value="71.94">
            <text:p>71,94</text:p>
          </table:table-cell>
        </table:table-row>
        <table:table-row table:style-name="ro1">
          <table:table-cell office:value-type="string">
            <text:p>uniform-l2,3.0,False</text:p>
          </table:table-cell>
          <table:table-cell office:value-type="float" office:value="32.81">
            <text:p>32,81</text:p>
          </table:table-cell>
          <table:table-cell office:value-type="float" office:value="40.8">
            <text:p>40,8</text:p>
          </table:table-cell>
          <table:table-cell office:value-type="float" office:value="35.38">
            <text:p>35,38</text:p>
          </table:table-cell>
          <table:table-cell office:value-type="float" office:value="56.29">
            <text:p>56,29</text:p>
          </table:table-cell>
          <table:table-cell office:value-type="float" office:value="65.9">
            <text:p>65,9</text:p>
          </table:table-cell>
          <table:table-cell office:value-type="float" office:value="56.4">
            <text:p>56,4</text:p>
          </table:table-cell>
          <table:table-cell office:value-type="float" office:value="70.9">
            <text:p>70,9</text:p>
          </table:table-cell>
          <table:table-cell office:value-type="float" office:value="50.3">
            <text:p>50,3</text:p>
          </table:table-cell>
          <table:table-cell office:value-type="float" office:value="70.98">
            <text:p>70,98</text:p>
          </table:table-cell>
          <table:table-cell office:value-type="float" office:value="47.07">
            <text:p>47,07</text:p>
          </table:table-cell>
          <table:table-cell office:value-type="float" office:value="70.03">
            <text:p>70,03</text:p>
          </table:table-cell>
          <table:table-cell office:value-type="float" office:value="51.62">
            <text:p>51,62</text:p>
          </table:table-cell>
          <table:table-cell office:value-type="float" office:value="68.65">
            <text:p>68,65</text:p>
          </table:table-cell>
        </table:table-row>
        <table:table-row table:style-name="ro1">
          <table:table-cell office:value-type="string">
            <text:p>uniform-l2,4.0,False</text:p>
          </table:table-cell>
          <table:table-cell office:value-type="float" office:value="20.63">
            <text:p>20,63</text:p>
          </table:table-cell>
          <table:table-cell office:value-type="float" office:value="30.2">
            <text:p>30,2</text:p>
          </table:table-cell>
          <table:table-cell office:value-type="float" office:value="25.29">
            <text:p>25,29</text:p>
          </table:table-cell>
          <table:table-cell office:value-type="float" office:value="38.67">
            <text:p>38,67</text:p>
          </table:table-cell>
          <table:table-cell office:value-type="float" office:value="54.44">
            <text:p>54,44</text:p>
          </table:table-cell>
          <table:table-cell office:value-type="float" office:value="37.28">
            <text:p>37,28</text:p>
          </table:table-cell>
          <table:table-cell office:value-type="float" office:value="63.69">
            <text:p>63,69</text:p>
          </table:table-cell>
          <table:table-cell office:value-type="float" office:value="32.61">
            <text:p>32,61</text:p>
          </table:table-cell>
          <table:table-cell office:value-type="float" office:value="61.8">
            <text:p>61,8</text:p>
          </table:table-cell>
          <table:table-cell office:value-type="float" office:value="31.59">
            <text:p>31,59</text:p>
          </table:table-cell>
          <table:table-cell office:value-type="float" office:value="57.96">
            <text:p>57,96</text:p>
          </table:table-cell>
          <table:table-cell office:value-type="float" office:value="32.58">
            <text:p>32,58</text:p>
          </table:table-cell>
          <table:table-cell office:value-type="float" office:value="55.3">
            <text:p>55,3</text:p>
          </table:table-cell>
        </table:table-row>
        <table:table-row table:style-name="ro1">
          <table:table-cell office:value-type="string">
            <text:p>uniform-l2,5.0,False</text:p>
          </table:table-cell>
          <table:table-cell office:value-type="float" office:value="14.02">
            <text:p>14,02</text:p>
          </table:table-cell>
          <table:table-cell office:value-type="float" office:value="23.15">
            <text:p>23,15</text:p>
          </table:table-cell>
          <table:table-cell office:value-type="float" office:value="19.1">
            <text:p>19,1</text:p>
          </table:table-cell>
          <table:table-cell office:value-type="float" office:value="23.84">
            <text:p>23,84</text:p>
          </table:table-cell>
          <table:table-cell office:value-type="float" office:value="41.91">
            <text:p>41,91</text:p>
          </table:table-cell>
          <table:table-cell office:value-type="float" office:value="22.32">
            <text:p>22,32</text:p>
          </table:table-cell>
          <table:table-cell office:value-type="float" office:value="48.08">
            <text:p>48,08</text:p>
          </table:table-cell>
          <table:table-cell office:value-type="float" office:value="20.27">
            <text:p>20,27</text:p>
          </table:table-cell>
          <table:table-cell office:value-type="float" office:value="45.5">
            <text:p>45,5</text:p>
          </table:table-cell>
          <table:table-cell office:value-type="float" office:value="21.15">
            <text:p>21,15</text:p>
          </table:table-cell>
          <table:table-cell office:value-type="float" office:value="40.73">
            <text:p>40,73</text:p>
          </table:table-cell>
          <table:table-cell office:value-type="float" office:value="19.95">
            <text:p>19,95</text:p>
          </table:table-cell>
          <table:table-cell office:value-type="float" office:value="36.63">
            <text:p>36,63</text:p>
          </table:table-cell>
        </table:table-row>
        <table:table-row table:style-name="ro1">
          <table:table-cell office:value-type="string">
            <text:p>uniform-l5,0.03,False</text:p>
          </table:table-cell>
          <table:table-cell office:value-type="float" office:value="76.19">
            <text:p>76,19</text:p>
          </table:table-cell>
          <table:table-cell office:value-type="float" office:value="75.46">
            <text:p>75,46</text:p>
          </table:table-cell>
          <table:table-cell office:value-type="float" office:value="75.96">
            <text:p>75,96</text:p>
          </table:table-cell>
          <table:table-cell office:value-type="float" office:value="74.42">
            <text:p>74,42</text:p>
          </table:table-cell>
          <table:table-cell office:value-type="float" office:value="73.75">
            <text:p>73,75</text:p>
          </table:table-cell>
          <table:table-cell office:value-type="float" office:value="74.51">
            <text:p>74,51</text:p>
          </table:table-cell>
          <table:table-cell office:value-type="float" office:value="70.84">
            <text:p>70,84</text:p>
          </table:table-cell>
          <table:table-cell office:value-type="float" office:value="75.2">
            <text:p>75,2</text:p>
          </table:table-cell>
          <table:table-cell office:value-type="float" office:value="71.13">
            <text:p>71,13</text:p>
          </table:table-cell>
          <table:table-cell office:value-type="float" office:value="75.4">
            <text:p>75,4</text:p>
          </table:table-cell>
          <table:table-cell office:value-type="float" office:value="71.03">
            <text:p>71,03</text:p>
          </table:table-cell>
          <table:table-cell office:value-type="float" office:value="74.92">
            <text:p>74,92</text:p>
          </table:table-cell>
          <table:table-cell office:value-type="float" office:value="71.2">
            <text:p>71,2</text:p>
          </table:table-cell>
        </table:table-row>
        <table:table-row table:style-name="ro1">
          <table:table-cell office:value-type="string">
            <text:p>uniform-l5,0.06,False</text:p>
          </table:table-cell>
          <table:table-cell office:value-type="float" office:value="73.8">
            <text:p>73,8</text:p>
          </table:table-cell>
          <table:table-cell office:value-type="float" office:value="73.28">
            <text:p>73,28</text:p>
          </table:table-cell>
          <table:table-cell office:value-type="float" office:value="74.43">
            <text:p>74,43</text:p>
          </table:table-cell>
          <table:table-cell office:value-type="float" office:value="74.44">
            <text:p>74,44</text:p>
          </table:table-cell>
          <table:table-cell office:value-type="float" office:value="73.81">
            <text:p>73,81</text:p>
          </table:table-cell>
          <table:table-cell office:value-type="float" office:value="74.5">
            <text:p>74,5</text:p>
          </table:table-cell>
          <table:table-cell office:value-type="float" office:value="71.14">
            <text:p>71,14</text:p>
          </table:table-cell>
          <table:table-cell office:value-type="float" office:value="75.18">
            <text:p>75,18</text:p>
          </table:table-cell>
          <table:table-cell office:value-type="float" office:value="71.3">
            <text:p>71,3</text:p>
          </table:table-cell>
          <table:table-cell office:value-type="float" office:value="75.47">
            <text:p>75,47</text:p>
          </table:table-cell>
          <table:table-cell office:value-type="float" office:value="71.23">
            <text:p>71,23</text:p>
          </table:table-cell>
          <table:table-cell office:value-type="float" office:value="75.2">
            <text:p>75,2</text:p>
          </table:table-cell>
          <table:table-cell office:value-type="float" office:value="71.2">
            <text:p>71,2</text:p>
          </table:table-cell>
        </table:table-row>
        <table:table-row table:style-name="ro1">
          <table:table-cell office:value-type="string">
            <text:p>uniform-l5,0.1,False</text:p>
          </table:table-cell>
          <table:table-cell office:value-type="float" office:value="68.5">
            <text:p>68,5</text:p>
          </table:table-cell>
          <table:table-cell office:value-type="float" office:value="69.33">
            <text:p>69,33</text:p>
          </table:table-cell>
          <table:table-cell office:value-type="float" office:value="70.23">
            <text:p>70,23</text:p>
          </table:table-cell>
          <table:table-cell office:value-type="float" office:value="74.48">
            <text:p>74,48</text:p>
          </table:table-cell>
          <table:table-cell office:value-type="float" office:value="73.84">
            <text:p>73,84</text:p>
          </table:table-cell>
          <table:table-cell office:value-type="float" office:value="74.58">
            <text:p>74,58</text:p>
          </table:table-cell>
          <table:table-cell office:value-type="float" office:value="71.18">
            <text:p>71,18</text:p>
          </table:table-cell>
          <table:table-cell office:value-type="float" office:value="75.27">
            <text:p>75,27</text:p>
          </table:table-cell>
          <table:table-cell office:value-type="float" office:value="71.57">
            <text:p>71,57</text:p>
          </table:table-cell>
          <table:table-cell office:value-type="float" office:value="75.24">
            <text:p>75,24</text:p>
          </table:table-cell>
          <table:table-cell office:value-type="float" office:value="71.38">
            <text:p>71,38</text:p>
          </table:table-cell>
          <table:table-cell office:value-type="float" office:value="75.23">
            <text:p>75,23</text:p>
          </table:table-cell>
          <table:table-cell office:value-type="float" office:value="71.43">
            <text:p>71,43</text:p>
          </table:table-cell>
        </table:table-row>
        <table:table-row table:style-name="ro1">
          <table:table-cell office:value-type="string">
            <text:p>uniform-l5,0.15,False</text:p>
          </table:table-cell>
          <table:table-cell office:value-type="float" office:value="61.01">
            <text:p>61,01</text:p>
          </table:table-cell>
          <table:table-cell office:value-type="float" office:value="63">
            <text:p>63</text:p>
          </table:table-cell>
          <table:table-cell office:value-type="float" office:value="62.94">
            <text:p>62,94</text:p>
          </table:table-cell>
          <table:table-cell office:value-type="float" office:value="74.15">
            <text:p>74,15</text:p>
          </table:table-cell>
          <table:table-cell office:value-type="float" office:value="73.42">
            <text:p>73,42</text:p>
          </table:table-cell>
          <table:table-cell office:value-type="float" office:value="74.9">
            <text:p>74,9</text:p>
          </table:table-cell>
          <table:table-cell office:value-type="float" office:value="71.56">
            <text:p>71,56</text:p>
          </table:table-cell>
          <table:table-cell office:value-type="float" office:value="74.17">
            <text:p>74,17</text:p>
          </table:table-cell>
          <table:table-cell office:value-type="float" office:value="71.52">
            <text:p>71,52</text:p>
          </table:table-cell>
          <table:table-cell office:value-type="float" office:value="73.51">
            <text:p>73,51</text:p>
          </table:table-cell>
          <table:table-cell office:value-type="float" office:value="72.08">
            <text:p>72,08</text:p>
          </table:table-cell>
          <table:table-cell office:value-type="float" office:value="74.32">
            <text:p>74,32</text:p>
          </table:table-cell>
          <table:table-cell office:value-type="float" office:value="71.65">
            <text:p>71,65</text:p>
          </table:table-cell>
        </table:table-row>
        <table:table-row table:style-name="ro1">
          <table:table-cell office:value-type="string">
            <text:p>uniform-l5,0.2,False</text:p>
          </table:table-cell>
          <table:table-cell office:value-type="float" office:value="52.93">
            <text:p>52,93</text:p>
          </table:table-cell>
          <table:table-cell office:value-type="float" office:value="56.24">
            <text:p>56,24</text:p>
          </table:table-cell>
          <table:table-cell office:value-type="float" office:value="54.47">
            <text:p>54,47</text:p>
          </table:table-cell>
          <table:table-cell office:value-type="float" office:value="72.18">
            <text:p>72,18</text:p>
          </table:table-cell>
          <table:table-cell office:value-type="float" office:value="72.21">
            <text:p>72,21</text:p>
          </table:table-cell>
          <table:table-cell office:value-type="float" office:value="73.3">
            <text:p>73,3</text:p>
          </table:table-cell>
          <table:table-cell office:value-type="float" office:value="71.82">
            <text:p>71,82</text:p>
          </table:table-cell>
          <table:table-cell office:value-type="float" office:value="70.98">
            <text:p>70,98</text:p>
          </table:table-cell>
          <table:table-cell office:value-type="float" office:value="71.98">
            <text:p>71,98</text:p>
          </table:table-cell>
          <table:table-cell office:value-type="float" office:value="69.36">
            <text:p>69,36</text:p>
          </table:table-cell>
          <table:table-cell office:value-type="float" office:value="72.36">
            <text:p>72,36</text:p>
          </table:table-cell>
          <table:table-cell office:value-type="float" office:value="71.66">
            <text:p>71,66</text:p>
          </table:table-cell>
          <table:table-cell office:value-type="float" office:value="72.34">
            <text:p>72,34</text:p>
          </table:table-cell>
        </table:table-row>
        <table:table-row table:style-name="ro1">
          <table:table-cell office:value-type="string">
            <text:p>uniform-l5,0.25,False</text:p>
          </table:table-cell>
          <table:table-cell office:value-type="float" office:value="45.15">
            <text:p>45,15</text:p>
          </table:table-cell>
          <table:table-cell office:value-type="float" office:value="49.77">
            <text:p>49,77</text:p>
          </table:table-cell>
          <table:table-cell office:value-type="float" office:value="46.4">
            <text:p>46,4</text:p>
          </table:table-cell>
          <table:table-cell office:value-type="float" office:value="68.31">
            <text:p>68,31</text:p>
          </table:table-cell>
          <table:table-cell office:value-type="float" office:value="70.58">
            <text:p>70,58</text:p>
          </table:table-cell>
          <table:table-cell office:value-type="float" office:value="69.45">
            <text:p>69,45</text:p>
          </table:table-cell>
          <table:table-cell office:value-type="float" office:value="71.89">
            <text:p>71,89</text:p>
          </table:table-cell>
          <table:table-cell office:value-type="float" office:value="64.8">
            <text:p>64,8</text:p>
          </table:table-cell>
          <table:table-cell office:value-type="float" office:value="72.09">
            <text:p>72,09</text:p>
          </table:table-cell>
          <table:table-cell office:value-type="float" office:value="62.56">
            <text:p>62,56</text:p>
          </table:table-cell>
          <table:table-cell office:value-type="float" office:value="72.34">
            <text:p>72,34</text:p>
          </table:table-cell>
          <table:table-cell office:value-type="float" office:value="66.16">
            <text:p>66,16</text:p>
          </table:table-cell>
          <table:table-cell office:value-type="float" office:value="72.36">
            <text:p>72,36</text:p>
          </table:table-cell>
        </table:table-row>
        <table:table-row table:style-name="ro1">
          <table:table-cell office:value-type="string">
            <text:p>uniform-l5,0.3,False</text:p>
          </table:table-cell>
          <table:table-cell office:value-type="float" office:value="38.01">
            <text:p>38,01</text:p>
          </table:table-cell>
          <table:table-cell office:value-type="float" office:value="43.25">
            <text:p>43,25</text:p>
          </table:table-cell>
          <table:table-cell office:value-type="float" office:value="38.79">
            <text:p>38,79</text:p>
          </table:table-cell>
          <table:table-cell office:value-type="float" office:value="62.46">
            <text:p>62,46</text:p>
          </table:table-cell>
          <table:table-cell office:value-type="float" office:value="66.74">
            <text:p>66,74</text:p>
          </table:table-cell>
          <table:table-cell office:value-type="float" office:value="62.77">
            <text:p>62,77</text:p>
          </table:table-cell>
          <table:table-cell office:value-type="float" office:value="71.91">
            <text:p>71,91</text:p>
          </table:table-cell>
          <table:table-cell office:value-type="float" office:value="57.02">
            <text:p>57,02</text:p>
          </table:table-cell>
          <table:table-cell office:value-type="float" office:value="72.07">
            <text:p>72,07</text:p>
          </table:table-cell>
          <table:table-cell office:value-type="float" office:value="54.62">
            <text:p>54,62</text:p>
          </table:table-cell>
          <table:table-cell office:value-type="float" office:value="71.87">
            <text:p>71,87</text:p>
          </table:table-cell>
          <table:table-cell office:value-type="float" office:value="58.31">
            <text:p>58,31</text:p>
          </table:table-cell>
          <table:table-cell office:value-type="float" office:value="71.5">
            <text:p>71,5</text:p>
          </table:table-cell>
        </table:table-row>
        <table:table-row table:style-name="ro1">
          <table:table-cell office:value-type="string">
            <text:p>uniform-l5,0.4,False</text:p>
          </table:table-cell>
          <table:table-cell office:value-type="float" office:value="25.66">
            <text:p>25,66</text:p>
          </table:table-cell>
          <table:table-cell office:value-type="float" office:value="32.71">
            <text:p>32,71</text:p>
          </table:table-cell>
          <table:table-cell office:value-type="float" office:value="27.89">
            <text:p>27,89</text:p>
          </table:table-cell>
          <table:table-cell office:value-type="float" office:value="46.28">
            <text:p>46,28</text:p>
          </table:table-cell>
          <table:table-cell office:value-type="float" office:value="56.31">
            <text:p>56,31</text:p>
          </table:table-cell>
          <table:table-cell office:value-type="float" office:value="45.68">
            <text:p>45,68</text:p>
          </table:table-cell>
          <table:table-cell office:value-type="float" office:value="68.18">
            <text:p>68,18</text:p>
          </table:table-cell>
          <table:table-cell office:value-type="float" office:value="40.18">
            <text:p>40,18</text:p>
          </table:table-cell>
          <table:table-cell office:value-type="float" office:value="67.34">
            <text:p>67,34</text:p>
          </table:table-cell>
          <table:table-cell office:value-type="float" office:value="38.23">
            <text:p>38,23</text:p>
          </table:table-cell>
          <table:table-cell office:value-type="float" office:value="65.86">
            <text:p>65,86</text:p>
          </table:table-cell>
          <table:table-cell office:value-type="float" office:value="41.24">
            <text:p>41,24</text:p>
          </table:table-cell>
          <table:table-cell office:value-type="float" office:value="63.17">
            <text:p>63,17</text:p>
          </table:table-cell>
        </table:table-row>
        <table:table-row table:style-name="ro1">
          <table:table-cell office:value-type="string">
            <text:p>uniform-l5,0.5,False</text:p>
          </table:table-cell>
          <table:table-cell office:value-type="float" office:value="17.46">
            <text:p>17,46</text:p>
          </table:table-cell>
          <table:table-cell office:value-type="float" office:value="25.14">
            <text:p>25,14</text:p>
          </table:table-cell>
          <table:table-cell office:value-type="float" office:value="20.57">
            <text:p>20,57</text:p>
          </table:table-cell>
          <table:table-cell office:value-type="float" office:value="31.25">
            <text:p>31,25</text:p>
          </table:table-cell>
          <table:table-cell office:value-type="float" office:value="44.12">
            <text:p>44,12</text:p>
          </table:table-cell>
          <table:table-cell office:value-type="float" office:value="30.04">
            <text:p>30,04</text:p>
          </table:table-cell>
          <table:table-cell office:value-type="float" office:value="58.03">
            <text:p>58,03</text:p>
          </table:table-cell>
          <table:table-cell office:value-type="float" office:value="26.42">
            <text:p>26,42</text:p>
          </table:table-cell>
          <table:table-cell office:value-type="float" office:value="56.03">
            <text:p>56,03</text:p>
          </table:table-cell>
          <table:table-cell office:value-type="float" office:value="26.41">
            <text:p>26,41</text:p>
          </table:table-cell>
          <table:table-cell office:value-type="float" office:value="51.15">
            <text:p>51,15</text:p>
          </table:table-cell>
          <table:table-cell office:value-type="float" office:value="26.99">
            <text:p>26,99</text:p>
          </table:table-cell>
          <table:table-cell office:value-type="float" office:value="47.37">
            <text:p>47,37</text:p>
          </table:table-cell>
        </table:table-row>
        <table:table-row table:style-name="ro1">
          <table:table-cell office:value-type="string">
            <text:p>uniform-l5,0.6,False</text:p>
          </table:table-cell>
          <table:table-cell office:value-type="float" office:value="12.46">
            <text:p>12,46</text:p>
          </table:table-cell>
          <table:table-cell office:value-type="float" office:value="19.34">
            <text:p>19,34</text:p>
          </table:table-cell>
          <table:table-cell office:value-type="float" office:value="15.85">
            <text:p>15,85</text:p>
          </table:table-cell>
          <table:table-cell office:value-type="float" office:value="20.51">
            <text:p>20,51</text:p>
          </table:table-cell>
          <table:table-cell office:value-type="float" office:value="32.79">
            <text:p>32,79</text:p>
          </table:table-cell>
          <table:table-cell office:value-type="float" office:value="19.41">
            <text:p>19,41</text:p>
          </table:table-cell>
          <table:table-cell office:value-type="float" office:value="43.97">
            <text:p>43,97</text:p>
          </table:table-cell>
          <table:table-cell office:value-type="float" office:value="17.61">
            <text:p>17,61</text:p>
          </table:table-cell>
          <table:table-cell office:value-type="float" office:value="40.65">
            <text:p>40,65</text:p>
          </table:table-cell>
          <table:table-cell office:value-type="float" office:value="18.61">
            <text:p>18,61</text:p>
          </table:table-cell>
          <table:table-cell office:value-type="float" office:value="36.14">
            <text:p>36,14</text:p>
          </table:table-cell>
          <table:table-cell office:value-type="float" office:value="17.26">
            <text:p>17,26</text:p>
          </table:table-cell>
          <table:table-cell office:value-type="float" office:value="32.44">
            <text:p>32,44</text:p>
          </table:table-cell>
        </table:table-row>
        <table:table-row table:style-name="ro1">
          <table:table-cell office:value-type="string">
            <text:p>uniform-l10,0.02,False</text:p>
          </table:table-cell>
          <table:table-cell office:value-type="float" office:value="75.24">
            <text:p>75,24</text:p>
          </table:table-cell>
          <table:table-cell office:value-type="float" office:value="75.02">
            <text:p>75,02</text:p>
          </table:table-cell>
          <table:table-cell office:value-type="float" office:value="75.48">
            <text:p>75,48</text:p>
          </table:table-cell>
          <table:table-cell office:value-type="float" office:value="74.22">
            <text:p>74,22</text:p>
          </table:table-cell>
          <table:table-cell office:value-type="float" office:value="73.77">
            <text:p>73,77</text:p>
          </table:table-cell>
          <table:table-cell office:value-type="float" office:value="74.55">
            <text:p>74,55</text:p>
          </table:table-cell>
          <table:table-cell office:value-type="float" office:value="70.9">
            <text:p>70,9</text:p>
          </table:table-cell>
          <table:table-cell office:value-type="float" office:value="75.16">
            <text:p>75,16</text:p>
          </table:table-cell>
          <table:table-cell office:value-type="float" office:value="71.15">
            <text:p>71,15</text:p>
          </table:table-cell>
          <table:table-cell office:value-type="float" office:value="75.23">
            <text:p>75,23</text:p>
          </table:table-cell>
          <table:table-cell office:value-type="float" office:value="71.22">
            <text:p>71,22</text:p>
          </table:table-cell>
          <table:table-cell office:value-type="float" office:value="75.11">
            <text:p>75,11</text:p>
          </table:table-cell>
          <table:table-cell office:value-type="float" office:value="71.19">
            <text:p>71,19</text:p>
          </table:table-cell>
        </table:table-row>
        <table:table-row table:style-name="ro1">
          <table:table-cell office:value-type="string">
            <text:p>uniform-l10,0.03,False</text:p>
          </table:table-cell>
          <table:table-cell office:value-type="float" office:value="73.48">
            <text:p>73,48</text:p>
          </table:table-cell>
          <table:table-cell office:value-type="float" office:value="73.6">
            <text:p>73,6</text:p>
          </table:table-cell>
          <table:table-cell office:value-type="float" office:value="74.33">
            <text:p>74,33</text:p>
          </table:table-cell>
          <table:table-cell office:value-type="float" office:value="74.22">
            <text:p>74,22</text:p>
          </table:table-cell>
          <table:table-cell office:value-type="float" office:value="73.71">
            <text:p>73,71</text:p>
          </table:table-cell>
          <table:table-cell office:value-type="float" office:value="74.68">
            <text:p>74,68</text:p>
          </table:table-cell>
          <table:table-cell office:value-type="float" office:value="71.02">
            <text:p>71,02</text:p>
          </table:table-cell>
          <table:table-cell office:value-type="float" office:value="75.33">
            <text:p>75,33</text:p>
          </table:table-cell>
          <table:table-cell office:value-type="float" office:value="71.15">
            <text:p>71,15</text:p>
          </table:table-cell>
          <table:table-cell office:value-type="float" office:value="75.38">
            <text:p>75,38</text:p>
          </table:table-cell>
          <table:table-cell office:value-type="float" office:value="71.27">
            <text:p>71,27</text:p>
          </table:table-cell>
          <table:table-cell office:value-type="float" office:value="75.01">
            <text:p>75,01</text:p>
          </table:table-cell>
          <table:table-cell office:value-type="float" office:value="71.2">
            <text:p>71,2</text:p>
          </table:table-cell>
        </table:table-row>
        <table:table-row table:style-name="ro1">
          <table:table-cell office:value-type="string">
            <text:p>uniform-l10,0.05,False</text:p>
          </table:table-cell>
          <table:table-cell office:value-type="float" office:value="68.69">
            <text:p>68,69</text:p>
          </table:table-cell>
          <table:table-cell office:value-type="float" office:value="69.35">
            <text:p>69,35</text:p>
          </table:table-cell>
          <table:table-cell office:value-type="float" office:value="70.61">
            <text:p>70,61</text:p>
          </table:table-cell>
          <table:table-cell office:value-type="float" office:value="74.8">
            <text:p>74,8</text:p>
          </table:table-cell>
          <table:table-cell office:value-type="float" office:value="73.7">
            <text:p>73,7</text:p>
          </table:table-cell>
          <table:table-cell office:value-type="float" office:value="74.96">
            <text:p>74,96</text:p>
          </table:table-cell>
          <table:table-cell office:value-type="float" office:value="71.03">
            <text:p>71,03</text:p>
          </table:table-cell>
          <table:table-cell office:value-type="float" office:value="75.22">
            <text:p>75,22</text:p>
          </table:table-cell>
          <table:table-cell office:value-type="float" office:value="71.45">
            <text:p>71,45</text:p>
          </table:table-cell>
          <table:table-cell office:value-type="float" office:value="75.27">
            <text:p>75,27</text:p>
          </table:table-cell>
          <table:table-cell office:value-type="float" office:value="71.44">
            <text:p>71,44</text:p>
          </table:table-cell>
          <table:table-cell office:value-type="float" office:value="75.12">
            <text:p>75,12</text:p>
          </table:table-cell>
          <table:table-cell office:value-type="float" office:value="71.53">
            <text:p>71,53</text:p>
          </table:table-cell>
        </table:table-row>
        <table:table-row table:style-name="ro1">
          <table:table-cell office:value-type="string">
            <text:p>uniform-l10,0.07,False</text:p>
          </table:table-cell>
          <table:table-cell office:value-type="float" office:value="62.58">
            <text:p>62,58</text:p>
          </table:table-cell>
          <table:table-cell office:value-type="float" office:value="63.84">
            <text:p>63,84</text:p>
          </table:table-cell>
          <table:table-cell office:value-type="float" office:value="64.64">
            <text:p>64,64</text:p>
          </table:table-cell>
          <table:table-cell office:value-type="float" office:value="74.2">
            <text:p>74,2</text:p>
          </table:table-cell>
          <table:table-cell office:value-type="float" office:value="73.15">
            <text:p>73,15</text:p>
          </table:table-cell>
          <table:table-cell office:value-type="float" office:value="74.87">
            <text:p>74,87</text:p>
          </table:table-cell>
          <table:table-cell office:value-type="float" office:value="71.48">
            <text:p>71,48</text:p>
          </table:table-cell>
          <table:table-cell office:value-type="float" office:value="74.6">
            <text:p>74,6</text:p>
          </table:table-cell>
          <table:table-cell office:value-type="float" office:value="71.63">
            <text:p>71,63</text:p>
          </table:table-cell>
          <table:table-cell office:value-type="float" office:value="73.92">
            <text:p>73,92</text:p>
          </table:table-cell>
          <table:table-cell office:value-type="float" office:value="71.77">
            <text:p>71,77</text:p>
          </table:table-cell>
          <table:table-cell office:value-type="float" office:value="74.81">
            <text:p>74,81</text:p>
          </table:table-cell>
          <table:table-cell office:value-type="float" office:value="71.74">
            <text:p>71,74</text:p>
          </table:table-cell>
        </table:table-row>
        <table:table-row table:style-name="ro1">
          <table:table-cell office:value-type="string">
            <text:p>uniform-l10,0.1,False</text:p>
          </table:table-cell>
          <table:table-cell office:value-type="float" office:value="52.64">
            <text:p>52,64</text:p>
          </table:table-cell>
          <table:table-cell office:value-type="float" office:value="55.92">
            <text:p>55,92</text:p>
          </table:table-cell>
          <table:table-cell office:value-type="float" office:value="54.55">
            <text:p>54,55</text:p>
          </table:table-cell>
          <table:table-cell office:value-type="float" office:value="72.05">
            <text:p>72,05</text:p>
          </table:table-cell>
          <table:table-cell office:value-type="float" office:value="72.22">
            <text:p>72,22</text:p>
          </table:table-cell>
          <table:table-cell office:value-type="float" office:value="72.97">
            <text:p>72,97</text:p>
          </table:table-cell>
          <table:table-cell office:value-type="float" office:value="71.77">
            <text:p>71,77</text:p>
          </table:table-cell>
          <table:table-cell office:value-type="float" office:value="70.76">
            <text:p>70,76</text:p>
          </table:table-cell>
          <table:table-cell office:value-type="float" office:value="72.18">
            <text:p>72,18</text:p>
          </table:table-cell>
          <table:table-cell office:value-type="float" office:value="69.21">
            <text:p>69,21</text:p>
          </table:table-cell>
          <table:table-cell office:value-type="float" office:value="72.31">
            <text:p>72,31</text:p>
          </table:table-cell>
          <table:table-cell office:value-type="float" office:value="71.66">
            <text:p>71,66</text:p>
          </table:table-cell>
          <table:table-cell office:value-type="float" office:value="72.37">
            <text:p>72,37</text:p>
          </table:table-cell>
        </table:table-row>
        <table:table-row table:style-name="ro1">
          <table:table-cell office:value-type="string">
            <text:p>uniform-l10,0.13,False</text:p>
          </table:table-cell>
          <table:table-cell office:value-type="float" office:value="43.57">
            <text:p>43,57</text:p>
          </table:table-cell>
          <table:table-cell office:value-type="float" office:value="48.32">
            <text:p>48,32</text:p>
          </table:table-cell>
          <table:table-cell office:value-type="float" office:value="44.59">
            <text:p>44,59</text:p>
          </table:table-cell>
          <table:table-cell office:value-type="float" office:value="66.96">
            <text:p>66,96</text:p>
          </table:table-cell>
          <table:table-cell office:value-type="float" office:value="69.48">
            <text:p>69,48</text:p>
          </table:table-cell>
          <table:table-cell office:value-type="float" office:value="67.98">
            <text:p>67,98</text:p>
          </table:table-cell>
          <table:table-cell office:value-type="float" office:value="72.43">
            <text:p>72,43</text:p>
          </table:table-cell>
          <table:table-cell office:value-type="float" office:value="63.31">
            <text:p>63,31</text:p>
          </table:table-cell>
          <table:table-cell office:value-type="float" office:value="72.17">
            <text:p>72,17</text:p>
          </table:table-cell>
          <table:table-cell office:value-type="float" office:value="61.12">
            <text:p>61,12</text:p>
          </table:table-cell>
          <table:table-cell office:value-type="float" office:value="72.44">
            <text:p>72,44</text:p>
          </table:table-cell>
          <table:table-cell office:value-type="float" office:value="64.78">
            <text:p>64,78</text:p>
          </table:table-cell>
          <table:table-cell office:value-type="float" office:value="72.38">
            <text:p>72,38</text:p>
          </table:table-cell>
        </table:table-row>
        <table:table-row table:style-name="ro1">
          <table:table-cell office:value-type="string">
            <text:p>uniform-l10,0.16,False</text:p>
          </table:table-cell>
          <table:table-cell office:value-type="float" office:value="35.11">
            <text:p>35,11</text:p>
          </table:table-cell>
          <table:table-cell office:value-type="float" office:value="40.61">
            <text:p>40,61</text:p>
          </table:table-cell>
          <table:table-cell office:value-type="float" office:value="35.83">
            <text:p>35,83</text:p>
          </table:table-cell>
          <table:table-cell office:value-type="float" office:value="59.18">
            <text:p>59,18</text:p>
          </table:table-cell>
          <table:table-cell office:value-type="float" office:value="64.16">
            <text:p>64,16</text:p>
          </table:table-cell>
          <table:table-cell office:value-type="float" office:value="59.96">
            <text:p>59,96</text:p>
          </table:table-cell>
          <table:table-cell office:value-type="float" office:value="71.5">
            <text:p>71,5</text:p>
          </table:table-cell>
          <table:table-cell office:value-type="float" office:value="53.12">
            <text:p>53,12</text:p>
          </table:table-cell>
          <table:table-cell office:value-type="float" office:value="71.54">
            <text:p>71,54</text:p>
          </table:table-cell>
          <table:table-cell office:value-type="float" office:value="50.67">
            <text:p>50,67</text:p>
          </table:table-cell>
          <table:table-cell office:value-type="float" office:value="71.04">
            <text:p>71,04</text:p>
          </table:table-cell>
          <table:table-cell office:value-type="float" office:value="54.38">
            <text:p>54,38</text:p>
          </table:table-cell>
          <table:table-cell office:value-type="float" office:value="70.42">
            <text:p>70,42</text:p>
          </table:table-cell>
        </table:table-row>
        <table:table-row table:style-name="ro1">
          <table:table-cell office:value-type="string">
            <text:p>uniform-l10,0.2,False</text:p>
          </table:table-cell>
          <table:table-cell office:value-type="float" office:value="25.29">
            <text:p>25,29</text:p>
          </table:table-cell>
          <table:table-cell office:value-type="float" office:value="32.27">
            <text:p>32,27</text:p>
          </table:table-cell>
          <table:table-cell office:value-type="float" office:value="27.26">
            <text:p>27,26</text:p>
          </table:table-cell>
          <table:table-cell office:value-type="float" office:value="46.4">
            <text:p>46,4</text:p>
          </table:table-cell>
          <table:table-cell office:value-type="float" office:value="55.5">
            <text:p>55,5</text:p>
          </table:table-cell>
          <table:table-cell office:value-type="float" office:value="45.69">
            <text:p>45,69</text:p>
          </table:table-cell>
          <table:table-cell office:value-type="float" office:value="68.06">
            <text:p>68,06</text:p>
          </table:table-cell>
          <table:table-cell office:value-type="float" office:value="40.34">
            <text:p>40,34</text:p>
          </table:table-cell>
          <table:table-cell office:value-type="float" office:value="67.06">
            <text:p>67,06</text:p>
          </table:table-cell>
          <table:table-cell office:value-type="float" office:value="38.32">
            <text:p>38,32</text:p>
          </table:table-cell>
          <table:table-cell office:value-type="float" office:value="65.58">
            <text:p>65,58</text:p>
          </table:table-cell>
          <table:table-cell office:value-type="float" office:value="41.11">
            <text:p>41,11</text:p>
          </table:table-cell>
          <table:table-cell office:value-type="float" office:value="62.6">
            <text:p>62,6</text:p>
          </table:table-cell>
        </table:table-row>
        <table:table-row table:style-name="ro1">
          <table:table-cell office:value-type="string">
            <text:p>uniform-l10,0.25,False</text:p>
          </table:table-cell>
          <table:table-cell office:value-type="float" office:value="17.35">
            <text:p>17,35</text:p>
          </table:table-cell>
          <table:table-cell office:value-type="float" office:value="24.33">
            <text:p>24,33</text:p>
          </table:table-cell>
          <table:table-cell office:value-type="float" office:value="19.62">
            <text:p>19,62</text:p>
          </table:table-cell>
          <table:table-cell office:value-type="float" office:value="30.97">
            <text:p>30,97</text:p>
          </table:table-cell>
          <table:table-cell office:value-type="float" office:value="42.37">
            <text:p>42,37</text:p>
          </table:table-cell>
          <table:table-cell office:value-type="float" office:value="30.03">
            <text:p>30,03</text:p>
          </table:table-cell>
          <table:table-cell office:value-type="float" office:value="57.49">
            <text:p>57,49</text:p>
          </table:table-cell>
          <table:table-cell office:value-type="float" office:value="26.23">
            <text:p>26,23</text:p>
          </table:table-cell>
          <table:table-cell office:value-type="float" office:value="55.59">
            <text:p>55,59</text:p>
          </table:table-cell>
          <table:table-cell office:value-type="float" office:value="26.66">
            <text:p>26,66</text:p>
          </table:table-cell>
          <table:table-cell office:value-type="float" office:value="51.03">
            <text:p>51,03</text:p>
          </table:table-cell>
          <table:table-cell office:value-type="float" office:value="26.67">
            <text:p>26,67</text:p>
          </table:table-cell>
          <table:table-cell office:value-type="float" office:value="47.3">
            <text:p>47,3</text:p>
          </table:table-cell>
        </table:table-row>
        <table:table-row table:style-name="ro1">
          <table:table-cell office:value-type="string">
            <text:p>uniform-l10,0.3,False</text:p>
          </table:table-cell>
          <table:table-cell office:value-type="float" office:value="12.17">
            <text:p>12,17</text:p>
          </table:table-cell>
          <table:table-cell office:value-type="float" office:value="18.71">
            <text:p>18,71</text:p>
          </table:table-cell>
          <table:table-cell office:value-type="float" office:value="15.49">
            <text:p>15,49</text:p>
          </table:table-cell>
          <table:table-cell office:value-type="float" office:value="20.37">
            <text:p>20,37</text:p>
          </table:table-cell>
          <table:table-cell office:value-type="float" office:value="31.2">
            <text:p>31,2</text:p>
          </table:table-cell>
          <table:table-cell office:value-type="float" office:value="18.51">
            <text:p>18,51</text:p>
          </table:table-cell>
          <table:table-cell office:value-type="float" office:value="43.5">
            <text:p>43,5</text:p>
          </table:table-cell>
          <table:table-cell office:value-type="float" office:value="17.78">
            <text:p>17,78</text:p>
          </table:table-cell>
          <table:table-cell office:value-type="float" office:value="40.92">
            <text:p>40,92</text:p>
          </table:table-cell>
          <table:table-cell office:value-type="float" office:value="18.3">
            <text:p>18,3</text:p>
          </table:table-cell>
          <table:table-cell office:value-type="float" office:value="35.82">
            <text:p>35,82</text:p>
          </table:table-cell>
          <table:table-cell office:value-type="float" office:value="17.26">
            <text:p>17,26</text:p>
          </table:table-cell>
          <table:table-cell office:value-type="float" office:value="32.03">
            <text:p>32,03</text:p>
          </table:table-cell>
        </table:table-row>
        <table:table-row table:style-name="ro1">
          <table:table-cell office:value-type="string">
            <text:p>uniform-l50,0.01,False</text:p>
          </table:table-cell>
          <table:table-cell office:value-type="float" office:value="75.92">
            <text:p>75,92</text:p>
          </table:table-cell>
          <table:table-cell office:value-type="float" office:value="75.16">
            <text:p>75,16</text:p>
          </table:table-cell>
          <table:table-cell office:value-type="float" office:value="75.7">
            <text:p>75,7</text:p>
          </table:table-cell>
          <table:table-cell office:value-type="float" office:value="74.22">
            <text:p>74,22</text:p>
          </table:table-cell>
          <table:table-cell office:value-type="float" office:value="73.7">
            <text:p>73,7</text:p>
          </table:table-cell>
          <table:table-cell office:value-type="float" office:value="74.4">
            <text:p>74,4</text:p>
          </table:table-cell>
          <table:table-cell office:value-type="float" office:value="70.84">
            <text:p>70,84</text:p>
          </table:table-cell>
          <table:table-cell office:value-type="float" office:value="75.14">
            <text:p>75,14</text:p>
          </table:table-cell>
          <table:table-cell office:value-type="float" office:value="71.14">
            <text:p>71,14</text:p>
          </table:table-cell>
          <table:table-cell office:value-type="float" office:value="75.34">
            <text:p>75,34</text:p>
          </table:table-cell>
          <table:table-cell office:value-type="float" office:value="70.99">
            <text:p>70,99</text:p>
          </table:table-cell>
          <table:table-cell office:value-type="float" office:value="74.93">
            <text:p>74,93</text:p>
          </table:table-cell>
          <table:table-cell office:value-type="float" office:value="71.1">
            <text:p>71,1</text:p>
          </table:table-cell>
        </table:table-row>
        <table:table-row table:style-name="ro1">
          <table:table-cell office:value-type="string">
            <text:p>uniform-l50,0.02,False</text:p>
          </table:table-cell>
          <table:table-cell office:value-type="float" office:value="72.71">
            <text:p>72,71</text:p>
          </table:table-cell>
          <table:table-cell office:value-type="float" office:value="72.87">
            <text:p>72,87</text:p>
          </table:table-cell>
          <table:table-cell office:value-type="float" office:value="73.94">
            <text:p>73,94</text:p>
          </table:table-cell>
          <table:table-cell office:value-type="float" office:value="74.56">
            <text:p>74,56</text:p>
          </table:table-cell>
          <table:table-cell office:value-type="float" office:value="73.8">
            <text:p>73,8</text:p>
          </table:table-cell>
          <table:table-cell office:value-type="float" office:value="74.55">
            <text:p>74,55</text:p>
          </table:table-cell>
          <table:table-cell office:value-type="float" office:value="70.82">
            <text:p>70,82</text:p>
          </table:table-cell>
          <table:table-cell office:value-type="float" office:value="75.36">
            <text:p>75,36</text:p>
          </table:table-cell>
          <table:table-cell office:value-type="float" office:value="71.25">
            <text:p>71,25</text:p>
          </table:table-cell>
          <table:table-cell office:value-type="float" office:value="75.38">
            <text:p>75,38</text:p>
          </table:table-cell>
          <table:table-cell office:value-type="float" office:value="71.36">
            <text:p>71,36</text:p>
          </table:table-cell>
          <table:table-cell office:value-type="float" office:value="75.02">
            <text:p>75,02</text:p>
          </table:table-cell>
          <table:table-cell office:value-type="float" office:value="71.25">
            <text:p>71,25</text:p>
          </table:table-cell>
        </table:table-row>
        <table:table-row table:style-name="ro1">
          <table:table-cell office:value-type="string">
            <text:p>uniform-l50,0.03,False</text:p>
          </table:table-cell>
          <table:table-cell office:value-type="float" office:value="68.3">
            <text:p>68,3</text:p>
          </table:table-cell>
          <table:table-cell office:value-type="float" office:value="69.27">
            <text:p>69,27</text:p>
          </table:table-cell>
          <table:table-cell office:value-type="float" office:value="70.5">
            <text:p>70,5</text:p>
          </table:table-cell>
          <table:table-cell office:value-type="float" office:value="75">
            <text:p>75</text:p>
          </table:table-cell>
          <table:table-cell office:value-type="float" office:value="73.65">
            <text:p>73,65</text:p>
          </table:table-cell>
          <table:table-cell office:value-type="float" office:value="74.99">
            <text:p>74,99</text:p>
          </table:table-cell>
          <table:table-cell office:value-type="float" office:value="71.28">
            <text:p>71,28</text:p>
          </table:table-cell>
          <table:table-cell office:value-type="float" office:value="75.44">
            <text:p>75,44</text:p>
          </table:table-cell>
          <table:table-cell office:value-type="float" office:value="71.28">
            <text:p>71,28</text:p>
          </table:table-cell>
          <table:table-cell office:value-type="float" office:value="75.31">
            <text:p>75,31</text:p>
          </table:table-cell>
          <table:table-cell office:value-type="float" office:value="71.44">
            <text:p>71,44</text:p>
          </table:table-cell>
          <table:table-cell office:value-type="float" office:value="75.19">
            <text:p>75,19</text:p>
          </table:table-cell>
          <table:table-cell office:value-type="float" office:value="71.52">
            <text:p>71,52</text:p>
          </table:table-cell>
        </table:table-row>
        <table:table-row table:style-name="ro1">
          <table:table-cell office:value-type="string">
            <text:p>uniform-l50,0.04,False</text:p>
          </table:table-cell>
          <table:table-cell office:value-type="float" office:value="63.81">
            <text:p>63,81</text:p>
          </table:table-cell>
          <table:table-cell office:value-type="float" office:value="64.94">
            <text:p>64,94</text:p>
          </table:table-cell>
          <table:table-cell office:value-type="float" office:value="65.47">
            <text:p>65,47</text:p>
          </table:table-cell>
          <table:table-cell office:value-type="float" office:value="74.8">
            <text:p>74,8</text:p>
          </table:table-cell>
          <table:table-cell office:value-type="float" office:value="73.78">
            <text:p>73,78</text:p>
          </table:table-cell>
          <table:table-cell office:value-type="float" office:value="74.65">
            <text:p>74,65</text:p>
          </table:table-cell>
          <table:table-cell office:value-type="float" office:value="71.2">
            <text:p>71,2</text:p>
          </table:table-cell>
          <table:table-cell office:value-type="float" office:value="74.63">
            <text:p>74,63</text:p>
          </table:table-cell>
          <table:table-cell office:value-type="float" office:value="71.66">
            <text:p>71,66</text:p>
          </table:table-cell>
          <table:table-cell office:value-type="float" office:value="74.46">
            <text:p>74,46</text:p>
          </table:table-cell>
          <table:table-cell office:value-type="float" office:value="71.81">
            <text:p>71,81</text:p>
          </table:table-cell>
          <table:table-cell office:value-type="float" office:value="74.88">
            <text:p>74,88</text:p>
          </table:table-cell>
          <table:table-cell office:value-type="float" office:value="71.79">
            <text:p>71,79</text:p>
          </table:table-cell>
        </table:table-row>
        <table:table-row table:style-name="ro1">
          <table:table-cell office:value-type="string">
            <text:p>uniform-l50,0.06,False</text:p>
          </table:table-cell>
          <table:table-cell office:value-type="float" office:value="52.78">
            <text:p>52,78</text:p>
          </table:table-cell>
          <table:table-cell office:value-type="float" office:value="56.13">
            <text:p>56,13</text:p>
          </table:table-cell>
          <table:table-cell office:value-type="float" office:value="54.2">
            <text:p>54,2</text:p>
          </table:table-cell>
          <table:table-cell office:value-type="float" office:value="72.26">
            <text:p>72,26</text:p>
          </table:table-cell>
          <table:table-cell office:value-type="float" office:value="72.02">
            <text:p>72,02</text:p>
          </table:table-cell>
          <table:table-cell office:value-type="float" office:value="72.72">
            <text:p>72,72</text:p>
          </table:table-cell>
          <table:table-cell office:value-type="float" office:value="71.52">
            <text:p>71,52</text:p>
          </table:table-cell>
          <table:table-cell office:value-type="float" office:value="70.96">
            <text:p>70,96</text:p>
          </table:table-cell>
          <table:table-cell office:value-type="float" office:value="72.23">
            <text:p>72,23</text:p>
          </table:table-cell>
          <table:table-cell office:value-type="float" office:value="69.12">
            <text:p>69,12</text:p>
          </table:table-cell>
          <table:table-cell office:value-type="float" office:value="72.47">
            <text:p>72,47</text:p>
          </table:table-cell>
          <table:table-cell office:value-type="float" office:value="71.47">
            <text:p>71,47</text:p>
          </table:table-cell>
          <table:table-cell office:value-type="float" office:value="72.1">
            <text:p>72,1</text:p>
          </table:table-cell>
        </table:table-row>
        <table:table-row table:style-name="ro1">
          <table:table-cell office:value-type="string">
            <text:p>uniform-l50,0.08,False</text:p>
          </table:table-cell>
          <table:table-cell office:value-type="float" office:value="43.11">
            <text:p>43,11</text:p>
          </table:table-cell>
          <table:table-cell office:value-type="float" office:value="46.94">
            <text:p>46,94</text:p>
          </table:table-cell>
          <table:table-cell office:value-type="float" office:value="43.35">
            <text:p>43,35</text:p>
          </table:table-cell>
          <table:table-cell office:value-type="float" office:value="66.28">
            <text:p>66,28</text:p>
          </table:table-cell>
          <table:table-cell office:value-type="float" office:value="68.52">
            <text:p>68,52</text:p>
          </table:table-cell>
          <table:table-cell office:value-type="float" office:value="67.32">
            <text:p>67,32</text:p>
          </table:table-cell>
          <table:table-cell office:value-type="float" office:value="71.94">
            <text:p>71,94</text:p>
          </table:table-cell>
          <table:table-cell office:value-type="float" office:value="62.15">
            <text:p>62,15</text:p>
          </table:table-cell>
          <table:table-cell office:value-type="float" office:value="72.49">
            <text:p>72,49</text:p>
          </table:table-cell>
          <table:table-cell office:value-type="float" office:value="59.82">
            <text:p>59,82</text:p>
          </table:table-cell>
          <table:table-cell office:value-type="float" office:value="72.78">
            <text:p>72,78</text:p>
          </table:table-cell>
          <table:table-cell office:value-type="float" office:value="63.31">
            <text:p>63,31</text:p>
          </table:table-cell>
          <table:table-cell office:value-type="float" office:value="72.41">
            <text:p>72,41</text:p>
          </table:table-cell>
        </table:table-row>
        <table:table-row table:style-name="ro1">
          <table:table-cell office:value-type="string">
            <text:p>uniform-l50,0.1,False</text:p>
          </table:table-cell>
          <table:table-cell office:value-type="float" office:value="33.24">
            <text:p>33,24</text:p>
          </table:table-cell>
          <table:table-cell office:value-type="float" office:value="38.7">
            <text:p>38,7</text:p>
          </table:table-cell>
          <table:table-cell office:value-type="float" office:value="34.35">
            <text:p>34,35</text:p>
          </table:table-cell>
          <table:table-cell office:value-type="float" office:value="57.06">
            <text:p>57,06</text:p>
          </table:table-cell>
          <table:table-cell office:value-type="float" office:value="62.61">
            <text:p>62,61</text:p>
          </table:table-cell>
          <table:table-cell office:value-type="float" office:value="57.41">
            <text:p>57,41</text:p>
          </table:table-cell>
          <table:table-cell office:value-type="float" office:value="70.91">
            <text:p>70,91</text:p>
          </table:table-cell>
          <table:table-cell office:value-type="float" office:value="50.86">
            <text:p>50,86</text:p>
          </table:table-cell>
          <table:table-cell office:value-type="float" office:value="71.46">
            <text:p>71,46</text:p>
          </table:table-cell>
          <table:table-cell office:value-type="float" office:value="48.6">
            <text:p>48,6</text:p>
          </table:table-cell>
          <table:table-cell office:value-type="float" office:value="70.61">
            <text:p>70,61</text:p>
          </table:table-cell>
          <table:table-cell office:value-type="float" office:value="52.18">
            <text:p>52,18</text:p>
          </table:table-cell>
          <table:table-cell office:value-type="float" office:value="69.93">
            <text:p>69,93</text:p>
          </table:table-cell>
        </table:table-row>
        <table:table-row table:style-name="ro1">
          <table:table-cell office:value-type="string">
            <text:p>uniform-l50,0.12,False</text:p>
          </table:table-cell>
          <table:table-cell office:value-type="float" office:value="25.93">
            <text:p>25,93</text:p>
          </table:table-cell>
          <table:table-cell office:value-type="float" office:value="31.91">
            <text:p>31,91</text:p>
          </table:table-cell>
          <table:table-cell office:value-type="float" office:value="27.08">
            <text:p>27,08</text:p>
          </table:table-cell>
          <table:table-cell office:value-type="float" office:value="46.44">
            <text:p>46,44</text:p>
          </table:table-cell>
          <table:table-cell office:value-type="float" office:value="55.13">
            <text:p>55,13</text:p>
          </table:table-cell>
          <table:table-cell office:value-type="float" office:value="45.91">
            <text:p>45,91</text:p>
          </table:table-cell>
          <table:table-cell office:value-type="float" office:value="68.36">
            <text:p>68,36</text:p>
          </table:table-cell>
          <table:table-cell office:value-type="float" office:value="40.03">
            <text:p>40,03</text:p>
          </table:table-cell>
          <table:table-cell office:value-type="float" office:value="67.81">
            <text:p>67,81</text:p>
          </table:table-cell>
          <table:table-cell office:value-type="float" office:value="38.19">
            <text:p>38,19</text:p>
          </table:table-cell>
          <table:table-cell office:value-type="float" office:value="65.4">
            <text:p>65,4</text:p>
          </table:table-cell>
          <table:table-cell office:value-type="float" office:value="40.4">
            <text:p>40,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uniform-l50,0.15,False</text:p>
          </table:table-cell>
          <table:table-cell office:value-type="float" office:value="17.4">
            <text:p>17,4</text:p>
          </table:table-cell>
          <table:table-cell office:value-type="float" office:value="24.1">
            <text:p>24,1</text:p>
          </table:table-cell>
          <table:table-cell office:value-type="float" office:value="20">
            <text:p>20</text:p>
          </table:table-cell>
          <table:table-cell office:value-type="float" office:value="31.19">
            <text:p>31,19</text:p>
          </table:table-cell>
          <table:table-cell office:value-type="float" office:value="42.21">
            <text:p>42,21</text:p>
          </table:table-cell>
          <table:table-cell office:value-type="float" office:value="29.55">
            <text:p>29,55</text:p>
          </table:table-cell>
          <table:table-cell office:value-type="float" office:value="57.68">
            <text:p>57,68</text:p>
          </table:table-cell>
          <table:table-cell office:value-type="float" office:value="26.49">
            <text:p>26,49</text:p>
          </table:table-cell>
          <table:table-cell office:value-type="float" office:value="56.2">
            <text:p>56,2</text:p>
          </table:table-cell>
          <table:table-cell office:value-type="float" office:value="26.16">
            <text:p>26,16</text:p>
          </table:table-cell>
          <table:table-cell office:value-type="float" office:value="51.46">
            <text:p>51,46</text:p>
          </table:table-cell>
          <table:table-cell office:value-type="float" office:value="26.23">
            <text:p>26,23</text:p>
          </table:table-cell>
          <table:table-cell office:value-type="float" office:value="47.35">
            <text:p>47,35</text:p>
          </table:table-cell>
        </table:table-row>
        <table:table-row table:style-name="ro1">
          <table:table-cell office:value-type="string">
            <text:p>uniform-l50,0.18,False</text:p>
          </table:table-cell>
          <table:table-cell office:value-type="float" office:value="12.08">
            <text:p>12,08</text:p>
          </table:table-cell>
          <table:table-cell office:value-type="float" office:value="18.43">
            <text:p>18,43</text:p>
          </table:table-cell>
          <table:table-cell office:value-type="float" office:value="15.3">
            <text:p>15,3</text:p>
          </table:table-cell>
          <table:table-cell office:value-type="float" office:value="20.15">
            <text:p>20,15</text:p>
          </table:table-cell>
          <table:table-cell office:value-type="float" office:value="30.54">
            <text:p>30,54</text:p>
          </table:table-cell>
          <table:table-cell office:value-type="float" office:value="18.87">
            <text:p>18,87</text:p>
          </table:table-cell>
          <table:table-cell office:value-type="float" office:value="43.19">
            <text:p>43,19</text:p>
          </table:table-cell>
          <table:table-cell office:value-type="float" office:value="17.44">
            <text:p>17,44</text:p>
          </table:table-cell>
          <table:table-cell office:value-type="float" office:value="40.29">
            <text:p>40,29</text:p>
          </table:table-cell>
          <table:table-cell office:value-type="float" office:value="18.36">
            <text:p>18,36</text:p>
          </table:table-cell>
          <table:table-cell office:value-type="float" office:value="35.59">
            <text:p>35,59</text:p>
          </table:table-cell>
          <table:table-cell office:value-type="float" office:value="17.04">
            <text:p>17,04</text:p>
          </table:table-cell>
          <table:table-cell office:value-type="float" office:value="32.1">
            <text:p>32,1</text:p>
          </table:table-cell>
        </table:table-row>
        <table:table-row table:style-name="ro1">
          <table:table-cell office:value-type="string">
            <text:p>uniform-l200,0.01,False</text:p>
          </table:table-cell>
          <table:table-cell office:value-type="float" office:value="75.88">
            <text:p>75,88</text:p>
          </table:table-cell>
          <table:table-cell office:value-type="float" office:value="75.07">
            <text:p>75,07</text:p>
          </table:table-cell>
          <table:table-cell office:value-type="float" office:value="75.72">
            <text:p>75,72</text:p>
          </table:table-cell>
          <table:table-cell office:value-type="float" office:value="74.31">
            <text:p>74,31</text:p>
          </table:table-cell>
          <table:table-cell office:value-type="float" office:value="73.67">
            <text:p>73,67</text:p>
          </table:table-cell>
          <table:table-cell office:value-type="float" office:value="74.44">
            <text:p>74,44</text:p>
          </table:table-cell>
          <table:table-cell office:value-type="float" office:value="70.82">
            <text:p>70,82</text:p>
          </table:table-cell>
          <table:table-cell office:value-type="float" office:value="75.25">
            <text:p>75,25</text:p>
          </table:table-cell>
          <table:table-cell office:value-type="float" office:value="71.12">
            <text:p>71,12</text:p>
          </table:table-cell>
          <table:table-cell office:value-type="float" office:value="75.35">
            <text:p>75,35</text:p>
          </table:table-cell>
          <table:table-cell office:value-type="float" office:value="71.05">
            <text:p>71,05</text:p>
          </table:table-cell>
          <table:table-cell office:value-type="float" office:value="74.97">
            <text:p>74,97</text:p>
          </table:table-cell>
          <table:table-cell office:value-type="float" office:value="71.11">
            <text:p>71,11</text:p>
          </table:table-cell>
        </table:table-row>
        <table:table-row table:style-name="ro1">
          <table:table-cell office:value-type="string">
            <text:p>uniform-l200,0.02,False</text:p>
          </table:table-cell>
          <table:table-cell office:value-type="float" office:value="72.28">
            <text:p>72,28</text:p>
          </table:table-cell>
          <table:table-cell office:value-type="float" office:value="72.58">
            <text:p>72,58</text:p>
          </table:table-cell>
          <table:table-cell office:value-type="float" office:value="73.24">
            <text:p>73,24</text:p>
          </table:table-cell>
          <table:table-cell office:value-type="float" office:value="74.43">
            <text:p>74,43</text:p>
          </table:table-cell>
          <table:table-cell office:value-type="float" office:value="73.74">
            <text:p>73,74</text:p>
          </table:table-cell>
          <table:table-cell office:value-type="float" office:value="74.69">
            <text:p>74,69</text:p>
          </table:table-cell>
          <table:table-cell office:value-type="float" office:value="71.02">
            <text:p>71,02</text:p>
          </table:table-cell>
          <table:table-cell office:value-type="float" office:value="75.38">
            <text:p>75,38</text:p>
          </table:table-cell>
          <table:table-cell office:value-type="float" office:value="71.23">
            <text:p>71,23</text:p>
          </table:table-cell>
          <table:table-cell office:value-type="float" office:value="75.21">
            <text:p>75,21</text:p>
          </table:table-cell>
          <table:table-cell office:value-type="float" office:value="71.28">
            <text:p>71,28</text:p>
          </table:table-cell>
          <table:table-cell office:value-type="float" office:value="75.28">
            <text:p>75,28</text:p>
          </table:table-cell>
          <table:table-cell office:value-type="float" office:value="71.31">
            <text:p>71,31</text:p>
          </table:table-cell>
        </table:table-row>
        <table:table-row table:style-name="ro1">
          <table:table-cell office:value-type="string">
            <text:p>uniform-l200,0.03,False</text:p>
          </table:table-cell>
          <table:table-cell office:value-type="float" office:value="67.62">
            <text:p>67,62</text:p>
          </table:table-cell>
          <table:table-cell office:value-type="float" office:value="67.86">
            <text:p>67,86</text:p>
          </table:table-cell>
          <table:table-cell office:value-type="float" office:value="69.54">
            <text:p>69,54</text:p>
          </table:table-cell>
          <table:table-cell office:value-type="float" office:value="74.86">
            <text:p>74,86</text:p>
          </table:table-cell>
          <table:table-cell office:value-type="float" office:value="73.43">
            <text:p>73,43</text:p>
          </table:table-cell>
          <table:table-cell office:value-type="float" office:value="74.96">
            <text:p>74,96</text:p>
          </table:table-cell>
          <table:table-cell office:value-type="float" office:value="71.26">
            <text:p>71,26</text:p>
          </table:table-cell>
          <table:table-cell office:value-type="float" office:value="75.21">
            <text:p>75,21</text:p>
          </table:table-cell>
          <table:table-cell office:value-type="float" office:value="71.43">
            <text:p>71,43</text:p>
          </table:table-cell>
          <table:table-cell office:value-type="float" office:value="74.96">
            <text:p>74,96</text:p>
          </table:table-cell>
          <table:table-cell office:value-type="float" office:value="71.36">
            <text:p>71,36</text:p>
          </table:table-cell>
          <table:table-cell office:value-type="float" office:value="75.17">
            <text:p>75,17</text:p>
          </table:table-cell>
          <table:table-cell office:value-type="float" office:value="71.44">
            <text:p>71,44</text:p>
          </table:table-cell>
        </table:table-row>
        <table:table-row table:style-name="ro1">
          <table:table-cell office:value-type="string">
            <text:p>uniform-l200,0.04,False</text:p>
          </table:table-cell>
          <table:table-cell office:value-type="float" office:value="61.75">
            <text:p>61,75</text:p>
          </table:table-cell>
          <table:table-cell office:value-type="float" office:value="63.48">
            <text:p>63,48</text:p>
          </table:table-cell>
          <table:table-cell office:value-type="float" office:value="63.82">
            <text:p>63,82</text:p>
          </table:table-cell>
          <table:table-cell office:value-type="float" office:value="74.45">
            <text:p>74,45</text:p>
          </table:table-cell>
          <table:table-cell office:value-type="float" office:value="73.28">
            <text:p>73,28</text:p>
          </table:table-cell>
          <table:table-cell office:value-type="float" office:value="74.77">
            <text:p>74,77</text:p>
          </table:table-cell>
          <table:table-cell office:value-type="float" office:value="71.23">
            <text:p>71,23</text:p>
          </table:table-cell>
          <table:table-cell office:value-type="float" office:value="74.51">
            <text:p>74,51</text:p>
          </table:table-cell>
          <table:table-cell office:value-type="float" office:value="71.54">
            <text:p>71,54</text:p>
          </table:table-cell>
          <table:table-cell office:value-type="float" office:value="73.97">
            <text:p>73,97</text:p>
          </table:table-cell>
          <table:table-cell office:value-type="float" office:value="71.93">
            <text:p>71,93</text:p>
          </table:table-cell>
          <table:table-cell office:value-type="float" office:value="74.4">
            <text:p>74,4</text:p>
          </table:table-cell>
          <table:table-cell office:value-type="float" office:value="71.65">
            <text:p>71,65</text:p>
          </table:table-cell>
        </table:table-row>
        <table:table-row table:style-name="ro1">
          <table:table-cell office:value-type="string">
            <text:p>uniform-l200,0.05,False</text:p>
          </table:table-cell>
          <table:table-cell office:value-type="float" office:value="55.59">
            <text:p>55,59</text:p>
          </table:table-cell>
          <table:table-cell office:value-type="float" office:value="58.75">
            <text:p>58,75</text:p>
          </table:table-cell>
          <table:table-cell office:value-type="float" office:value="57.95">
            <text:p>57,95</text:p>
          </table:table-cell>
          <table:table-cell office:value-type="float" office:value="73.25">
            <text:p>73,25</text:p>
          </table:table-cell>
          <table:table-cell office:value-type="float" office:value="72.4">
            <text:p>72,4</text:p>
          </table:table-cell>
          <table:table-cell office:value-type="float" office:value="73.92">
            <text:p>73,92</text:p>
          </table:table-cell>
          <table:table-cell office:value-type="float" office:value="71.87">
            <text:p>71,87</text:p>
          </table:table-cell>
          <table:table-cell office:value-type="float" office:value="72.37">
            <text:p>72,37</text:p>
          </table:table-cell>
          <table:table-cell office:value-type="float" office:value="72.21">
            <text:p>72,21</text:p>
          </table:table-cell>
          <table:table-cell office:value-type="float" office:value="71">
            <text:p>71</text:p>
          </table:table-cell>
          <table:table-cell office:value-type="float" office:value="72.03">
            <text:p>72,03</text:p>
          </table:table-cell>
          <table:table-cell office:value-type="float" office:value="73.1">
            <text:p>73,1</text:p>
          </table:table-cell>
          <table:table-cell office:value-type="float" office:value="72.28">
            <text:p>72,28</text:p>
          </table:table-cell>
        </table:table-row>
        <table:table-row table:style-name="ro1">
          <table:table-cell office:value-type="string">
            <text:p>uniform-l200,0.07,False</text:p>
          </table:table-cell>
          <table:table-cell office:value-type="float" office:value="44.31">
            <text:p>44,31</text:p>
          </table:table-cell>
          <table:table-cell office:value-type="float" office:value="49.23">
            <text:p>49,23</text:p>
          </table:table-cell>
          <table:table-cell office:value-type="float" office:value="45.77">
            <text:p>45,77</text:p>
          </table:table-cell>
          <table:table-cell office:value-type="float" office:value="67.82">
            <text:p>67,82</text:p>
          </table:table-cell>
          <table:table-cell office:value-type="float" office:value="69.46">
            <text:p>69,46</text:p>
          </table:table-cell>
          <table:table-cell office:value-type="float" office:value="69.23">
            <text:p>69,23</text:p>
          </table:table-cell>
          <table:table-cell office:value-type="float" office:value="71.93">
            <text:p>71,93</text:p>
          </table:table-cell>
          <table:table-cell office:value-type="float" office:value="64.27">
            <text:p>64,27</text:p>
          </table:table-cell>
          <table:table-cell office:value-type="float" office:value="72.71">
            <text:p>72,71</text:p>
          </table:table-cell>
          <table:table-cell office:value-type="float" office:value="62.08">
            <text:p>62,08</text:p>
          </table:table-cell>
          <table:table-cell office:value-type="float" office:value="72.74">
            <text:p>72,74</text:p>
          </table:table-cell>
          <table:table-cell office:value-type="float" office:value="65.87">
            <text:p>65,87</text:p>
          </table:table-cell>
          <table:table-cell office:value-type="float" office:value="72.4">
            <text:p>72,4</text:p>
          </table:table-cell>
        </table:table-row>
        <table:table-row table:style-name="ro1">
          <table:table-cell office:value-type="string">
            <text:p>uniform-l200,0.09,False</text:p>
          </table:table-cell>
          <table:table-cell office:value-type="float" office:value="34.6">
            <text:p>34,6</text:p>
          </table:table-cell>
          <table:table-cell office:value-type="float" office:value="39.88">
            <text:p>39,88</text:p>
          </table:table-cell>
          <table:table-cell office:value-type="float" office:value="35.57">
            <text:p>35,57</text:p>
          </table:table-cell>
          <table:table-cell office:value-type="float" office:value="58.98">
            <text:p>58,98</text:p>
          </table:table-cell>
          <table:table-cell office:value-type="float" office:value="63.63">
            <text:p>63,63</text:p>
          </table:table-cell>
          <table:table-cell office:value-type="float" office:value="59.23">
            <text:p>59,23</text:p>
          </table:table-cell>
          <table:table-cell office:value-type="float" office:value="71.45">
            <text:p>71,45</text:p>
          </table:table-cell>
          <table:table-cell office:value-type="float" office:value="52.8">
            <text:p>52,8</text:p>
          </table:table-cell>
          <table:table-cell office:value-type="float" office:value="71.41">
            <text:p>71,41</text:p>
          </table:table-cell>
          <table:table-cell office:value-type="float" office:value="50.44">
            <text:p>50,44</text:p>
          </table:table-cell>
          <table:table-cell office:value-type="float" office:value="70.94">
            <text:p>70,94</text:p>
          </table:table-cell>
          <table:table-cell office:value-type="float" office:value="54.19">
            <text:p>54,19</text:p>
          </table:table-cell>
          <table:table-cell office:value-type="float" office:value="70.34">
            <text:p>70,34</text:p>
          </table:table-cell>
        </table:table-row>
        <table:table-row table:style-name="ro1">
          <table:table-cell office:value-type="string">
            <text:p>uniform-l200,0.11,False</text:p>
          </table:table-cell>
          <table:table-cell office:value-type="float" office:value="26.09">
            <text:p>26,09</text:p>
          </table:table-cell>
          <table:table-cell office:value-type="float" office:value="32.43">
            <text:p>32,43</text:p>
          </table:table-cell>
          <table:table-cell office:value-type="float" office:value="27.41">
            <text:p>27,41</text:p>
          </table:table-cell>
          <table:table-cell office:value-type="float" office:value="47.05">
            <text:p>47,05</text:p>
          </table:table-cell>
          <table:table-cell office:value-type="float" office:value="55.04">
            <text:p>55,04</text:p>
          </table:table-cell>
          <table:table-cell office:value-type="float" office:value="46.43">
            <text:p>46,43</text:p>
          </table:table-cell>
          <table:table-cell office:value-type="float" office:value="68.4">
            <text:p>68,4</text:p>
          </table:table-cell>
          <table:table-cell office:value-type="float" office:value="40.65">
            <text:p>40,65</text:p>
          </table:table-cell>
          <table:table-cell office:value-type="float" office:value="67.97">
            <text:p>67,97</text:p>
          </table:table-cell>
          <table:table-cell office:value-type="float" office:value="38.62">
            <text:p>38,62</text:p>
          </table:table-cell>
          <table:table-cell office:value-type="float" office:value="65.81">
            <text:p>65,81</text:p>
          </table:table-cell>
          <table:table-cell office:value-type="float" office:value="41.63">
            <text:p>41,63</text:p>
          </table:table-cell>
          <table:table-cell office:value-type="float" office:value="63.49">
            <text:p>63,49</text:p>
          </table:table-cell>
        </table:table-row>
        <table:table-row table:style-name="ro1">
          <table:table-cell office:value-type="string">
            <text:p>uniform-l200,0.13,False</text:p>
          </table:table-cell>
          <table:table-cell office:value-type="float" office:value="19.5">
            <text:p>19,5</text:p>
          </table:table-cell>
          <table:table-cell office:value-type="float" office:value="26.54">
            <text:p>26,54</text:p>
          </table:table-cell>
          <table:table-cell office:value-type="float" office:value="21.53">
            <text:p>21,53</text:p>
          </table:table-cell>
          <table:table-cell office:value-type="float" office:value="35.78">
            <text:p>35,78</text:p>
          </table:table-cell>
          <table:table-cell office:value-type="float" office:value="46.05">
            <text:p>46,05</text:p>
          </table:table-cell>
          <table:table-cell office:value-type="float" office:value="34.55">
            <text:p>34,55</text:p>
          </table:table-cell>
          <table:table-cell office:value-type="float" office:value="61.81">
            <text:p>61,81</text:p>
          </table:table-cell>
          <table:table-cell office:value-type="float" office:value="30.14">
            <text:p>30,14</text:p>
          </table:table-cell>
          <table:table-cell office:value-type="float" office:value="60.72">
            <text:p>60,72</text:p>
          </table:table-cell>
          <table:table-cell office:value-type="float" office:value="30.16">
            <text:p>30,16</text:p>
          </table:table-cell>
          <table:table-cell office:value-type="float" office:value="55.99">
            <text:p>55,99</text:p>
          </table:table-cell>
          <table:table-cell office:value-type="float" office:value="30.85">
            <text:p>30,85</text:p>
          </table:table-cell>
          <table:table-cell office:value-type="float" office:value="52.57">
            <text:p>52,57</text:p>
          </table:table-cell>
        </table:table-row>
        <table:table-row table:style-name="ro1">
          <table:table-cell office:value-type="string">
            <text:p>uniform-l200,0.15,False</text:p>
          </table:table-cell>
          <table:table-cell office:value-type="float" office:value="14.96">
            <text:p>14,96</text:p>
          </table:table-cell>
          <table:table-cell office:value-type="float" office:value="21.54">
            <text:p>21,54</text:p>
          </table:table-cell>
          <table:table-cell office:value-type="float" office:value="17.74">
            <text:p>17,74</text:p>
          </table:table-cell>
          <table:table-cell office:value-type="float" office:value="26.55">
            <text:p>26,55</text:p>
          </table:table-cell>
          <table:table-cell office:value-type="float" office:value="37.27">
            <text:p>37,27</text:p>
          </table:table-cell>
          <table:table-cell office:value-type="float" office:value="25.04">
            <text:p>25,04</text:p>
          </table:table-cell>
          <table:table-cell office:value-type="float" office:value="52.52">
            <text:p>52,52</text:p>
          </table:table-cell>
          <table:table-cell office:value-type="float" office:value="22.51">
            <text:p>22,51</text:p>
          </table:table-cell>
          <table:table-cell office:value-type="float" office:value="49.34">
            <text:p>49,34</text:p>
          </table:table-cell>
          <table:table-cell office:value-type="float" office:value="23.46">
            <text:p>23,46</text:p>
          </table:table-cell>
          <table:table-cell office:value-type="float" office:value="44.86">
            <text:p>44,86</text:p>
          </table:table-cell>
          <table:table-cell office:value-type="float" office:value="22.14">
            <text:p>22,14</text:p>
          </table:table-cell>
          <table:table-cell office:value-type="float" office:value="40.61">
            <text:p>40,61</text:p>
          </table:table-cell>
        </table:table-row>
        <table:table-row table:style-name="ro1">
          <table:table-cell office:value-type="string">
            <text:p>uniform-l0-impulse,0.005,True</text:p>
          </table:table-cell>
          <table:table-cell office:value-type="float" office:value="72.98">
            <text:p>72,98</text:p>
          </table:table-cell>
          <table:table-cell office:value-type="float" office:value="75.72">
            <text:p>75,72</text:p>
          </table:table-cell>
          <table:table-cell office:value-type="float" office:value="76.09">
            <text:p>76,09</text:p>
          </table:table-cell>
          <table:table-cell office:value-type="float" office:value="73.55">
            <text:p>73,55</text:p>
          </table:table-cell>
          <table:table-cell office:value-type="float" office:value="73.52">
            <text:p>73,52</text:p>
          </table:table-cell>
          <table:table-cell office:value-type="float" office:value="72.84">
            <text:p>72,84</text:p>
          </table:table-cell>
          <table:table-cell office:value-type="float" office:value="71.16">
            <text:p>71,16</text:p>
          </table:table-cell>
          <table:table-cell office:value-type="float" office:value="73.65">
            <text:p>73,65</text:p>
          </table:table-cell>
          <table:table-cell office:value-type="float" office:value="71.15">
            <text:p>71,15</text:p>
          </table:table-cell>
          <table:table-cell office:value-type="float" office:value="72.53">
            <text:p>72,53</text:p>
          </table:table-cell>
          <table:table-cell office:value-type="float" office:value="70.98">
            <text:p>70,98</text:p>
          </table:table-cell>
          <table:table-cell office:value-type="float" office:value="73.14">
            <text:p>73,14</text:p>
          </table:table-cell>
          <table:table-cell office:value-type="float" office:value="70.59">
            <text:p>70,59</text:p>
          </table:table-cell>
        </table:table-row>
        <table:table-row table:style-name="ro1">
          <table:table-cell office:value-type="string">
            <text:p>uniform-l0-impulse,0.01,True</text:p>
          </table:table-cell>
          <table:table-cell office:value-type="float" office:value="67.5">
            <text:p>67,5</text:p>
          </table:table-cell>
          <table:table-cell office:value-type="float" office:value="75.6">
            <text:p>75,6</text:p>
          </table:table-cell>
          <table:table-cell office:value-type="float" office:value="75.9">
            <text:p>75,9</text:p>
          </table:table-cell>
          <table:table-cell office:value-type="float" office:value="72.38">
            <text:p>72,38</text:p>
          </table:table-cell>
          <table:table-cell office:value-type="float" office:value="73.64">
            <text:p>73,64</text:p>
          </table:table-cell>
          <table:table-cell office:value-type="float" office:value="71.31">
            <text:p>71,31</text:p>
          </table:table-cell>
          <table:table-cell office:value-type="float" office:value="71.09">
            <text:p>71,09</text:p>
          </table:table-cell>
          <table:table-cell office:value-type="float" office:value="69.74">
            <text:p>69,74</text:p>
          </table:table-cell>
          <table:table-cell office:value-type="float" office:value="70.8">
            <text:p>70,8</text:p>
          </table:table-cell>
          <table:table-cell office:value-type="float" office:value="69.76">
            <text:p>69,76</text:p>
          </table:table-cell>
          <table:table-cell office:value-type="float" office:value="69.9">
            <text:p>69,9</text:p>
          </table:table-cell>
          <table:table-cell office:value-type="float" office:value="70.64">
            <text:p>70,64</text:p>
          </table:table-cell>
          <table:table-cell office:value-type="float" office:value="69.89">
            <text:p>69,89</text:p>
          </table:table-cell>
        </table:table-row>
        <table:table-row table:style-name="ro1">
          <table:table-cell office:value-type="string">
            <text:p>uniform-l0-impulse,0.015,True</text:p>
          </table:table-cell>
          <table:table-cell office:value-type="float" office:value="61.28">
            <text:p>61,28</text:p>
          </table:table-cell>
          <table:table-cell office:value-type="float" office:value="75.38">
            <text:p>75,38</text:p>
          </table:table-cell>
          <table:table-cell office:value-type="float" office:value="75.68">
            <text:p>75,68</text:p>
          </table:table-cell>
          <table:table-cell office:value-type="float" office:value="70.95">
            <text:p>70,95</text:p>
          </table:table-cell>
          <table:table-cell office:value-type="float" office:value="73.36">
            <text:p>73,36</text:p>
          </table:table-cell>
          <table:table-cell office:value-type="float" office:value="68.36">
            <text:p>68,36</text:p>
          </table:table-cell>
          <table:table-cell office:value-type="float" office:value="70.87">
            <text:p>70,87</text:p>
          </table:table-cell>
          <table:table-cell office:value-type="float" office:value="65.83">
            <text:p>65,83</text:p>
          </table:table-cell>
          <table:table-cell office:value-type="float" office:value="69.1">
            <text:p>69,1</text:p>
          </table:table-cell>
          <table:table-cell office:value-type="float" office:value="65.08">
            <text:p>65,08</text:p>
          </table:table-cell>
          <table:table-cell office:value-type="float" office:value="68.53">
            <text:p>68,53</text:p>
          </table:table-cell>
          <table:table-cell office:value-type="float" office:value="66.5">
            <text:p>66,5</text:p>
          </table:table-cell>
          <table:table-cell office:value-type="float" office:value="68.05">
            <text:p>68,05</text:p>
          </table:table-cell>
        </table:table-row>
        <table:table-row table:style-name="ro1">
          <table:table-cell office:value-type="string">
            <text:p>uniform-l0-impulse,0.02,True</text:p>
          </table:table-cell>
          <table:table-cell office:value-type="float" office:value="55.79">
            <text:p>55,79</text:p>
          </table:table-cell>
          <table:table-cell office:value-type="float" office:value="75.31">
            <text:p>75,31</text:p>
          </table:table-cell>
          <table:table-cell office:value-type="float" office:value="75.37">
            <text:p>75,37</text:p>
          </table:table-cell>
          <table:table-cell office:value-type="float" office:value="69.23">
            <text:p>69,23</text:p>
          </table:table-cell>
          <table:table-cell office:value-type="float" office:value="73.66">
            <text:p>73,66</text:p>
          </table:table-cell>
          <table:table-cell office:value-type="float" office:value="64.92">
            <text:p>64,92</text:p>
          </table:table-cell>
          <table:table-cell office:value-type="float" office:value="69.74">
            <text:p>69,74</text:p>
          </table:table-cell>
          <table:table-cell office:value-type="float" office:value="61.64">
            <text:p>61,64</text:p>
          </table:table-cell>
          <table:table-cell office:value-type="float" office:value="67.78">
            <text:p>67,78</text:p>
          </table:table-cell>
          <table:table-cell office:value-type="float" office:value="60.3">
            <text:p>60,3</text:p>
          </table:table-cell>
          <table:table-cell office:value-type="float" office:value="66.28">
            <text:p>66,28</text:p>
          </table:table-cell>
          <table:table-cell office:value-type="float" office:value="62.61">
            <text:p>62,61</text:p>
          </table:table-cell>
          <table:table-cell office:value-type="float" office:value="65.49">
            <text:p>65,49</text:p>
          </table:table-cell>
        </table:table-row>
        <table:table-row table:style-name="ro1">
          <table:table-cell office:value-type="string">
            <text:p>uniform-l0-impulse,0.03,True</text:p>
          </table:table-cell>
          <table:table-cell office:value-type="float" office:value="44.17">
            <text:p>44,17</text:p>
          </table:table-cell>
          <table:table-cell office:value-type="float" office:value="75.16">
            <text:p>75,16</text:p>
          </table:table-cell>
          <table:table-cell office:value-type="float" office:value="75.02">
            <text:p>75,02</text:p>
          </table:table-cell>
          <table:table-cell office:value-type="float" office:value="63.04">
            <text:p>63,04</text:p>
          </table:table-cell>
          <table:table-cell office:value-type="float" office:value="73.26">
            <text:p>73,26</text:p>
          </table:table-cell>
          <table:table-cell office:value-type="float" office:value="57.72">
            <text:p>57,72</text:p>
          </table:table-cell>
          <table:table-cell office:value-type="float" office:value="67.2">
            <text:p>67,2</text:p>
          </table:table-cell>
          <table:table-cell office:value-type="float" office:value="53.25">
            <text:p>53,25</text:p>
          </table:table-cell>
          <table:table-cell office:value-type="float" office:value="62.86">
            <text:p>62,86</text:p>
          </table:table-cell>
          <table:table-cell office:value-type="float" office:value="50.99">
            <text:p>50,99</text:p>
          </table:table-cell>
          <table:table-cell office:value-type="float" office:value="60.28">
            <text:p>60,28</text:p>
          </table:table-cell>
          <table:table-cell office:value-type="float" office:value="53.02">
            <text:p>53,02</text:p>
          </table:table-cell>
          <table:table-cell office:value-type="float" office:value="59.45">
            <text:p>59,45</text:p>
          </table:table-cell>
        </table:table-row>
        <table:table-row table:style-name="ro1">
          <table:table-cell office:value-type="string">
            <text:p>uniform-l0-impulse,0.04,True</text:p>
          </table:table-cell>
          <table:table-cell office:value-type="float" office:value="35.21">
            <text:p>35,21</text:p>
          </table:table-cell>
          <table:table-cell office:value-type="float" office:value="74.21">
            <text:p>74,21</text:p>
          </table:table-cell>
          <table:table-cell office:value-type="float" office:value="74.55">
            <text:p>74,55</text:p>
          </table:table-cell>
          <table:table-cell office:value-type="float" office:value="55.25">
            <text:p>55,25</text:p>
          </table:table-cell>
          <table:table-cell office:value-type="float" office:value="73.31">
            <text:p>73,31</text:p>
          </table:table-cell>
          <table:table-cell office:value-type="float" office:value="48.19">
            <text:p>48,19</text:p>
          </table:table-cell>
          <table:table-cell office:value-type="float" office:value="62.45">
            <text:p>62,45</text:p>
          </table:table-cell>
          <table:table-cell office:value-type="float" office:value="43.85">
            <text:p>43,85</text:p>
          </table:table-cell>
          <table:table-cell office:value-type="float" office:value="56.27">
            <text:p>56,27</text:p>
          </table:table-cell>
          <table:table-cell office:value-type="float" office:value="41.91">
            <text:p>41,91</text:p>
          </table:table-cell>
          <table:table-cell office:value-type="float" office:value="52.89">
            <text:p>52,89</text:p>
          </table:table-cell>
          <table:table-cell office:value-type="float" office:value="43.9">
            <text:p>43,9</text:p>
          </table:table-cell>
          <table:table-cell office:value-type="float" office:value="51.59">
            <text:p>51,59</text:p>
          </table:table-cell>
        </table:table-row>
        <table:table-row table:style-name="ro1">
          <table:table-cell office:value-type="string">
            <text:p>uniform-l0-impulse,0.06,True</text:p>
          </table:table-cell>
          <table:table-cell office:value-type="float" office:value="23.56">
            <text:p>23,56</text:p>
          </table:table-cell>
          <table:table-cell office:value-type="float" office:value="72.58">
            <text:p>72,58</text:p>
          </table:table-cell>
          <table:table-cell office:value-type="float" office:value="73">
            <text:p>73</text:p>
          </table:table-cell>
          <table:table-cell office:value-type="float" office:value="39.63">
            <text:p>39,63</text:p>
          </table:table-cell>
          <table:table-cell office:value-type="float" office:value="72.74">
            <text:p>72,74</text:p>
          </table:table-cell>
          <table:table-cell office:value-type="float" office:value="32.18">
            <text:p>32,18</text:p>
          </table:table-cell>
          <table:table-cell office:value-type="float" office:value="51.83">
            <text:p>51,83</text:p>
          </table:table-cell>
          <table:table-cell office:value-type="float" office:value="29.46">
            <text:p>29,46</text:p>
          </table:table-cell>
          <table:table-cell office:value-type="float" office:value="42.04">
            <text:p>42,04</text:p>
          </table:table-cell>
          <table:table-cell office:value-type="float" office:value="28.4">
            <text:p>28,4</text:p>
          </table:table-cell>
          <table:table-cell office:value-type="float" office:value="39.08">
            <text:p>39,08</text:p>
          </table:table-cell>
          <table:table-cell office:value-type="float" office:value="28.71">
            <text:p>28,71</text:p>
          </table:table-cell>
          <table:table-cell office:value-type="float" office:value="37.85">
            <text:p>37,85</text:p>
          </table:table-cell>
        </table:table-row>
        <table:table-row table:style-name="ro1">
          <table:table-cell office:value-type="string">
            <text:p>uniform-l0-impulse,0.08,True</text:p>
          </table:table-cell>
          <table:table-cell office:value-type="float" office:value="16.04">
            <text:p>16,04</text:p>
          </table:table-cell>
          <table:table-cell office:value-type="float" office:value="69.96">
            <text:p>69,96</text:p>
          </table:table-cell>
          <table:table-cell office:value-type="float" office:value="70.89">
            <text:p>70,89</text:p>
          </table:table-cell>
          <table:table-cell office:value-type="float" office:value="26.83">
            <text:p>26,83</text:p>
          </table:table-cell>
          <table:table-cell office:value-type="float" office:value="71.2">
            <text:p>71,2</text:p>
          </table:table-cell>
          <table:table-cell office:value-type="float" office:value="21.06">
            <text:p>21,06</text:p>
          </table:table-cell>
          <table:table-cell office:value-type="float" office:value="39.21">
            <text:p>39,21</text:p>
          </table:table-cell>
          <table:table-cell office:value-type="float" office:value="19.74">
            <text:p>19,74</text:p>
          </table:table-cell>
          <table:table-cell office:value-type="float" office:value="29.66">
            <text:p>29,66</text:p>
          </table:table-cell>
          <table:table-cell office:value-type="float" office:value="19">
            <text:p>19</text:p>
          </table:table-cell>
          <table:table-cell office:value-type="float" office:value="27.01">
            <text:p>27,01</text:p>
          </table:table-cell>
          <table:table-cell office:value-type="float" office:value="18.61">
            <text:p>18,61</text:p>
          </table:table-cell>
          <table:table-cell office:value-type="float" office:value="25.67">
            <text:p>25,67</text:p>
          </table:table-cell>
        </table:table-row>
        <table:table-row table:style-name="ro1">
          <table:table-cell office:value-type="string">
            <text:p>uniform-l0-impulse,0.1,True</text:p>
          </table:table-cell>
          <table:table-cell office:value-type="float" office:value="11.13">
            <text:p>11,13</text:p>
          </table:table-cell>
          <table:table-cell office:value-type="float" office:value="66.88">
            <text:p>66,88</text:p>
          </table:table-cell>
          <table:table-cell office:value-type="float" office:value="67.65">
            <text:p>67,65</text:p>
          </table:table-cell>
          <table:table-cell office:value-type="float" office:value="17.65">
            <text:p>17,65</text:p>
          </table:table-cell>
          <table:table-cell office:value-type="float" office:value="69.74">
            <text:p>69,74</text:p>
          </table:table-cell>
          <table:table-cell office:value-type="float" office:value="13.53">
            <text:p>13,53</text:p>
          </table:table-cell>
          <table:table-cell office:value-type="float" office:value="29.1">
            <text:p>29,1</text:p>
          </table:table-cell>
          <table:table-cell office:value-type="float" office:value="13.25">
            <text:p>13,25</text:p>
          </table:table-cell>
          <table:table-cell office:value-type="float" office:value="21.26">
            <text:p>21,26</text:p>
          </table:table-cell>
          <table:table-cell office:value-type="float" office:value="12.91">
            <text:p>12,91</text:p>
          </table:table-cell>
          <table:table-cell office:value-type="float" office:value="18.16">
            <text:p>18,16</text:p>
          </table:table-cell>
          <table:table-cell office:value-type="float" office:value="12.44">
            <text:p>12,44</text:p>
          </table:table-cell>
          <table:table-cell office:value-type="float" office:value="17.55">
            <text:p>17,55</text:p>
          </table:table-cell>
        </table:table-row>
        <table:table-row table:style-name="ro1">
          <table:table-cell office:value-type="string">
            <text:p>uniform-l0-impulse,0.12,True</text:p>
          </table:table-cell>
          <table:table-cell office:value-type="float" office:value="8.16">
            <text:p>8,16</text:p>
          </table:table-cell>
          <table:table-cell office:value-type="float" office:value="62.44">
            <text:p>62,44</text:p>
          </table:table-cell>
          <table:table-cell office:value-type="float" office:value="64.95">
            <text:p>64,95</text:p>
          </table:table-cell>
          <table:table-cell office:value-type="float" office:value="11.89">
            <text:p>11,89</text:p>
          </table:table-cell>
          <table:table-cell office:value-type="float" office:value="66.92">
            <text:p>66,92</text:p>
          </table:table-cell>
          <table:table-cell office:value-type="float" office:value="9">
            <text:p>9</text:p>
          </table:table-cell>
          <table:table-cell office:value-type="float" office:value="19.97">
            <text:p>19,97</text:p>
          </table:table-cell>
          <table:table-cell office:value-type="float" office:value="9.48">
            <text:p>9,48</text:p>
          </table:table-cell>
          <table:table-cell office:value-type="float" office:value="14.65">
            <text:p>14,65</text:p>
          </table:table-cell>
          <table:table-cell office:value-type="float" office:value="9.32">
            <text:p>9,32</text:p>
          </table:table-cell>
          <table:table-cell office:value-type="float" office:value="12.81">
            <text:p>12,81</text:p>
          </table:table-cell>
          <table:table-cell office:value-type="float" office:value="8.24">
            <text:p>8,24</text:p>
          </table:table-cell>
          <table:table-cell office:value-type="float" office:value="12.41">
            <text:p>12,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20.10.2023</text:date>, <text:time>10:1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document-statistic meta:table-count="1" meta:cell-count="1623" meta:object-count="0"/>
  </office:meta>
</office:document-meta>
</file>